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0.678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2.8193in"/>
    </style:style>
    <style:style style:name="co11" style:family="table-column">
      <style:table-column-properties fo:break-before="auto" style:column-width="1.711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0.6882in"/>
    </style:style>
    <style:style style:name="co14" style:family="table-column">
      <style:table-column-properties fo:break-before="auto" style:column-width="1.2909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5898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2.1244in" fo:break-before="auto" style:use-optimal-row-height="false"/>
    </style:style>
    <style:style style:name="ro6" style:family="table-row">
      <style:table-row-properties style:row-height="3.6791in" fo:break-before="auto" style:use-optimal-row-height="false"/>
    </style:style>
    <style:style style:name="ro7" style:family="table-row">
      <style:table-row-properties style:row-height="3.5965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2.0417in" fo:break-before="auto" style:use-optimal-row-height="true"/>
    </style:style>
    <style:style style:name="ro11" style:family="table-row">
      <style:table-row-properties style:row-height="2.9535in" fo:break-before="auto" style:use-optimal-row-height="false"/>
    </style:style>
    <style:style style:name="ro12" style:family="table-row">
      <style:table-row-properties style:row-height="2.6945in" fo:break-before="auto" style:use-optimal-row-height="false"/>
    </style:style>
    <style:style style:name="ro13" style:family="table-row">
      <style:table-row-properties style:row-height="3.0055in" fo:break-before="auto" style:use-optimal-row-height="false"/>
    </style:style>
    <style:style style:name="ro14" style:family="table-row">
      <style:table-row-properties style:row-height="3.078in" fo:break-before="auto" style:use-optimal-row-height="false"/>
    </style:style>
    <style:style style:name="ro15" style:family="table-row">
      <style:table-row-properties style:row-height="3.9071in" fo:break-before="auto" style:use-optimal-row-height="true"/>
    </style:style>
    <style:style style:name="ro16" style:family="table-row">
      <style:table-row-properties style:row-height="2.0728in" fo:break-before="auto" style:use-optimal-row-height="false"/>
    </style:style>
    <style:style style:name="ro17" style:family="table-row">
      <style:table-row-properties style:row-height="1.8134in" fo:break-before="auto" style:use-optimal-row-height="false"/>
    </style:style>
    <style:style style:name="ro18" style:family="table-row">
      <style:table-row-properties style:row-height="1.7307in" fo:break-before="auto" style:use-optimal-row-height="false"/>
    </style:style>
    <style:style style:name="ro19" style:family="table-row">
      <style:table-row-properties style:row-height="1.3984in" fo:break-before="auto" style:use-optimal-row-height="false"/>
    </style:style>
    <style:style style:name="ro20" style:family="table-row">
      <style:table-row-properties style:row-height="2.9327in" fo:break-before="auto" style:use-optimal-row-height="false"/>
    </style:style>
    <style:style style:name="ro21" style:family="table-row">
      <style:table-row-properties style:row-height="2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normal" style:font-name-complex="Tahoma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normal" style:font-name-complex="Tahoma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normal" style:font-name-complex="Tahoma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normal" style:font-name-complex="Tahoma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normal" style:font-name-complex="Tahoma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"/>
    </style:style>
    <style:style style:name="T8" style:family="text">
      <style:text-properties style:font-name="Arial" fo:font-weight="bold" style:font-name-asian="Lucida Sans Unicode" style:font-weight-asian="bold" style:font-name-complex="Tahoma" style:font-weight-complex="bold"/>
    </style:style>
    <style:style style:name="T9" style:family="text">
      <style:text-properties style:font-name="Arial" fo:font-weight="bold" style:font-name-asian="Lucida Sans Unicode" style:font-name-complex="Tahoma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"/>
    </style:style>
    <style:style style:name="T17" style:family="text">
      <style:text-properties style:font-name="Arial" fo:font-weight="normal" style:font-name-asian="Lucida Sans Unicode" style:font-weight-asian="normal" style:font-name-complex="Tahoma" style:font-weight-complex="normal"/>
    </style:style>
    <style:style style:name="T18" style:family="text">
      <style:text-properties style:font-name="Arial" fo:font-weight="normal" style:font-name-asian="Lucida Sans Unicode" style:font-name-complex="Tahoma"/>
    </style:style>
    <style:style style:name="T19" style:family="text">
      <style:text-properties style:font-name="Arial" fo:font-weight="normal" style:font-name-asian="Lucida Sans Unicode" style:font-weight-asian="bold" style:font-name-complex="Tahoma" style:font-weight-complex="bold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style:font-weight-asian="bold" style:font-weight-complex="bold"/>
    </style:style>
    <style:style style:name="T22" style:family="text">
      <style:text-properties fo:font-weight="bold" style:font-name-asian="Lucida Sans Unicode" style:font-weight-asian="bold" style:font-name-complex="Tahoma" style:font-weight-complex="bold"/>
    </style:style>
    <style:style style:name="T23" style:family="text">
      <style:text-properties fo:font-weight="normal" style:font-name-asian="Lucida Sans Unicode" style:font-name-complex="Tahoma"/>
    </style:style>
    <style:style style:name="T24" style:family="text">
      <style:text-properties fo:font-weight="normal" style:font-name-asian="Lucida Sans Unicode" style:font-weight-asian="normal" style:font-name-complex="Tahoma" style:font-weight-complex="normal"/>
    </style:style>
    <style:style style:name="T25" style:family="text">
      <style:text-properties style:font-name="Arial" fo:font-size="10pt" style:font-size-asian="10pt" style:font-size-complex="10pt"/>
    </style:style>
    <style:style style:name="T26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ECMS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Enterprise Content Management System 2.1 Sniff tests </text:p>
            <text:p><text:span text:style-name="T2">Total </text:span><text:span text:style-name="T2">time: <text:s/></text:span></text:p>
            <text:p><text:span text:style-name="T2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Blocked</text:p>
          </table:table-cell>
          <table:table-cell table:style-name="ce10" table:formula="of:=COUNTIF([ECMS_SniffTests.$G$2:.$G$977]; &quot;Block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>
            <text:p>Failed</text:p>
          </table:table-cell>
          <table:table-cell table:style-name="ce10" table:formula="of:=COUNTIF([ECMS_SniffTests.$G$2:.$G$977]; &quot;Fail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>
            <text:p>N/A</text:p>
          </table:table-cell>
          <table:table-cell table:style-name="ce10" table:formula="of:=COUNTIF([ECMS_SniffTests.$G$2:.$G$977]; &quot;N/A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>
            <text:p>NotRun</text:p>
          </table:table-cell>
          <table:table-cell table:style-name="ce10" table:formula="of:=COUNTIF([ECMS_SniffTests.$G$2:.$G$977]; &quot;NotRun&quot;)" office:value-type="float" office:value="90">
            <text:p>9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Total test case</text:p>
          </table:table-cell>
          <table:table-cell table:style-name="ce11" table:formula="of:=SUM([.C17:.C20])" office:value-type="float" office:value="90">
            <text:p>90</text:p>
          </table:table-cell>
          <table:table-cell table:number-columns-repeated="4"/>
        </table:table-row>
      </table:table>
      <table:table table:name="ECMS_SniffTests" table:style-name="ta1" table:print="false">
        <office:forms form:automatic-focus="false" form:apply-design-mode="false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" table:number-columns-repeated="245" table:default-cell-style-name="ce17"/>
        <table:table-row table:style-name="ro3">
          <table:table-cell table:style-name="ce12" office:value-type="string">
            <text:p>Category</text:p>
          </table:table-cell>
          <table:table-cell table:style-name="ce18" office:value-type="string">
            <text:p>Group function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hecks lis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Expected Result</text:p>
          </table:table-cell>
          <table:table-cell table:style-name="ce18" office:value-type="string">
            <text:p>Test Result</text:p>
          </table:table-cell>
          <table:table-cell table:style-name="ce18" office:value-type="string">
            <text:p>JIRA Issue</text:p>
          </table:table-cell>
          <table:table-cell table:style-name="ce18" office:value-type="string">
            <text:p>Comment</text:p>
          </table:table-cell>
          <table:table-cell table:style-name="ce18" office:value-type="string">
            <office:annotation draw:style-name="gr1" draw:text-style-name="P1" svg:width="1.1291in" svg:height="0.3902in" svg:x="12.7315in" svg:y="0in" draw:caption-point-x="-1.213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8"/>
          <table:table-cell table:style-name="ce54" table:number-columns-repeated="245"/>
        </table:table-row>
        <table:table-row table:style-name="ro4">
          <table:table-cell table:style-name="ce13" office:value-type="string">
            <text:p>WCM </text:p>
          </table:table-cell>
          <table:table-cell table:style-name="ce13" office:value-type="string">
            <text:p>Single Content Viewer</text:p>
          </table:table-cell>
          <table:table-cell table:style-name="ce21" office:value-type="string">
            <text:p>SNF_ECMS_01</text:p>
          </table:table-cell>
          <table:table-cell table:style-name="ce22" office:value-type="string">
            <text:p>Add new content in Single content viewer in new page with option “Create new content''</text:p>
          </table:table-cell>
          <table:table-cell table:style-name="ce22" office:value-type="string">
            <text:p>- Login acme site by Admin/web contributor</text:p>
            <text:p>- Select <text:span text:style-name="T3">Site </text:span><text:span text:style-name="T3">editor/A</text:span><text:span text:style-name="T3">dd new </text:span><text:span text:style-name="T3">page </text:span>to create new page. </text:p>
            <text:p>- Select page node before inputing Node Name and Display Name then click [<text:span text:style-name="T3">Next</text:span>] button</text:p>
            <text:p>- Select a page layout template, click Next button</text:p>
            <text:p><text:span text:style-name="T3">- </text:span><text:span text:style-name="T4">Drag </text:span><text:span text:style-name="T4">and </text:span><text:span text:style-name="T4">drop </text:span><text:span text:style-name="T4">Content </text:span><text:span text:style-name="T4">Detail </text:span><text:span text:style-name="T4">portlet to </text:span><text:span text:style-name="T4">this site</text:span></text:p>
            <text:p><text:span text:style-name="T4">- Click </text:span><text:span text:style-name="T4">Edit icon </text:span><text:span text:style-name="T4">to edit </text:span><text:span text:style-name="T4">this </text:span><text:span text:style-name="T4">porlet</text:span></text:p>
            <text:p>- Choose <text:span text:style-name="T3">Create </text:span><text:span text:style-name="T3">new </text:span><text:span text:style-name="T3">content</text:span> option</text:p>
            <text:p>- Input Title then click [<text:span text:style-name="T3">Save</text:span>] button</text:p>
            <text:p>- Input valid content in Main Content, Illustration and <text:span text:style-name="T5">Advance</text:span><text:span text:style-name="T5">d</text:span> tabs</text:p>
            <text:p>- Click [<text:span text:style-name="T3">Save </text:span><text:span text:style-name="T3">Draft</text:span>] or [<text:span text:style-name="T3">Fast </text:span><text:span text:style-name="T3">Publish</text:span>] button</text:p>
          </table:table-cell>
          <table:table-cell table:style-name="ce22" office:value-type="string">
            <text:p>Adding new content successfully &amp; it is displayed in Single Content Viewer page</text:p>
            <text:p>This content has Draft status if clicking [<text:span text:style-name="T3">Save </text:span><text:span text:style-name="T3">Draft</text:span>] or just after saving Title and closing.</text:p>
            <text:p>Its status is Published if clicking [<text:span text:style-name="T3">Fast </text:span><text:span text:style-name="T3">Publish</text:span>]</text:p>
          </table:table-cell>
          <table:table-cell table:style-name="ce52" table:content-validation-name="val1" office:value-type="string">
            <text:p>NotRun</text:p>
          </table:table-cell>
          <table:table-cell table:style-name="ce53" table:number-columns-repeated="2"/>
          <table:table-cell table:style-name="ce53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5">
          <table:table-cell table:style-name="ce13" office:value-type="string">
            <text:p>WCM </text:p>
          </table:table-cell>
          <table:table-cell table:style-name="ce13" office:value-type="string">
            <text:p>Single Content Viewer</text:p>
          </table:table-cell>
          <table:table-cell table:style-name="ce21" office:value-type="string">
            <text:p>SNF_ECMS_02</text:p>
          </table:table-cell>
          <table:table-cell table:style-name="ce22" office:value-type="string">
            <text:p>Add new content by Single Content Viewer in new page with option “Select a content” </text:p>
          </table:table-cell>
          <table:table-cell table:style-name="ce22" office:value-type="string">
            <text:p>- Login acme by Admin/Web contributor</text:p>
            <text:p>- Choose <text:span text:style-name="T3">Site </text:span><text:span text:style-name="T3">Editor/C</text:span><text:span text:style-name="T3">reate </text:span><text:span text:style-name="T3">new </text:span><text:span text:style-name="T3">page</text:span></text:p>
            <text:p><text:span text:style-name="T3">- </text:span><text:span text:style-name="T4">Drag </text:span><text:span text:style-name="T4">and </text:span><text:span text:style-name="T4">drop </text:span><text:span text:style-name="T4">Content </text:span><text:span text:style-name="T4">Detail </text:span><text:span text:style-name="T4">portlet to </text:span><text:span text:style-name="T4">this site</text:span></text:p>
            <text:p><text:span text:style-name="T4">- Click </text:span><text:span text:style-name="T4">Edit icon </text:span><text:span text:style-name="T4">to edit </text:span><text:span text:style-name="T4">this </text:span><text:span text:style-name="T4">porlet</text:span></text:p>
            <text:p>- Choose <text:span text:style-name="T3">Select a </text:span><text:span text:style-name="T3">content</text:span> option </text:p>
            <text:p>- Select path where stores these web contents/documents</text:p>
            <text:p>- Click icon in Action column in the right to select one of them</text:p>
          </table:table-cell>
          <table:table-cell table:style-name="ce22" office:value-type="string">
            <text:p>The selected web content/document is viewed in Single Content Viewer portlet in the new page</text:p>
          </table:table-cell>
          <table:table-cell table:style-name="ce52" table:content-validation-name="val1" office:value-type="string">
            <text:p>NotRun</text:p>
          </table:table-cell>
          <table:table-cell table:style-name="ce22" table:number-columns-repeated="2"/>
          <table:table-cell table:style-name="ce53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6">
          <table:table-cell table:style-name="ce13" office:value-type="string">
            <text:p>WCM </text:p>
          </table:table-cell>
          <table:table-cell table:style-name="ce13" office:value-type="string">
            <text:p>Content List Viewer</text:p>
          </table:table-cell>
          <table:table-cell table:style-name="ce21" office:value-type="string">
            <text:p>SNF_ECMS_03</text:p>
          </table:table-cell>
          <table:table-cell table:style-name="ce22" office:value-type="string">
            <text:p>Create Content List viewer in new page with mode “By Folder”</text:p>
          </table:table-cell>
          <table:table-cell table:style-name="ce22" office:value-type="string">
            <text:p>- Login acme by admin/web contributor</text:p>
            <text:p>- Add some web contents in <text:span text:style-name="T6">Site </text:span><text:span text:style-name="T6">Explore</text:span><text:span text:style-name="T6">r/Sites </text:span><text:span text:style-name="T6">Manage</text:span><text:span text:style-name="T6">ment/ac</text:span><text:span text:style-name="T6">me/web </text:span><text:span text:style-name="T6">content</text:span><text:span text:style-name="T6">s</text:span></text:p>
            <text:p>- Select <text:span text:style-name="T6">Site </text:span><text:span text:style-name="T6">editor/A</text:span><text:span text:style-name="T6">dd new </text:span><text:span text:style-name="T6">page</text:span> to create new page. </text:p>
            <text:p>- Select page node before inputing Node Name and Display Name then click [<text:span text:style-name="T3">Next</text:span>] button</text:p>
            <text:p>- Select a page layout template</text:p>
            <text:p>- Click [<text:span text:style-name="T3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3">by </text:span><text:span text:style-name="T3">folder</text:span> option</text:p>
            <text:p>- Click [<text:span text:style-name="T3">Select </text:span><text:span text:style-name="T3">folder </text:span><text:span text:style-name="T3">path</text:span>] icon to select <text:span text:style-name="T3">web </text:span><text:span text:style-name="T3">content</text:span><text:span text:style-name="T3">s (or </text:span><text:span text:style-name="T3">docume</text:span><text:span text:style-name="T3">nts)</text:span> folder in acme </text:p>
            <text:p>- Click [<text:span text:style-name="T3">Save</text:span>] button in Content list viewer configuration form</text:p>
            <text:p>- Click [Save button in add new page form</text:p>
          </table:table-cell>
          <table:table-cell table:style-name="ce22" office:value-type="string">
            <text:p>- All web contents/documents in selected folder are listed in Content List Viewer portlet in this page</text:p>
          </table:table-cell>
          <table:table-cell table:style-name="ce52" table:content-validation-name="val1" office:value-type="string">
            <text:p>NotRun</text:p>
          </table:table-cell>
          <table:table-cell table:style-name="ce53" table:number-columns-repeated="2"/>
          <table:table-cell table:style-name="ce53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7">
          <table:table-cell table:style-name="ce13" office:value-type="string">
            <text:p>WCM </text:p>
          </table:table-cell>
          <table:table-cell table:style-name="ce13" office:value-type="string">
            <text:p>Content List Viewer</text:p>
          </table:table-cell>
          <table:table-cell table:style-name="ce21" office:value-type="string">
            <text:p>SNF_ECMS_04</text:p>
          </table:table-cell>
          <table:table-cell table:style-name="ce22" office:value-type="string">
            <text:p>Create Content List Viewer in new page with mode “By Contents”</text:p>
          </table:table-cell>
          <table:table-cell table:style-name="ce22" office:value-type="string">
            <text:p>- Login acme by admin/web contributor</text:p>
            <text:p>- Add some web contents in <text:span text:style-name="T3">Site </text:span><text:span text:style-name="T3">Explore</text:span><text:span text:style-name="T3">r/Sites </text:span><text:span text:style-name="T3">Manage</text:span><text:span text:style-name="T3">ment/ac</text:span><text:span text:style-name="T3">me/web </text:span><text:span text:style-name="T3">content</text:span><text:span text:style-name="T3">s</text:span></text:p>
            <text:p><text:span text:style-name="T7">- Select </text:span><text:span text:style-name="T8">Site </text:span><text:span text:style-name="T8">editor/A</text:span><text:span text:style-name="T8">dd new </text:span><text:span text:style-name="T8">page</text:span><text:span text:style-name="T7"> to </text:span><text:span text:style-name="T7">create </text:span><text:span text:style-name="T7">new </text:span><text:span text:style-name="T7">page. </text:span></text:p>
            <text:p><text:span text:style-name="T7">- Select </text:span><text:span text:style-name="T7">page </text:span><text:span text:style-name="T7">node </text:span><text:span text:style-name="T7">before </text:span><text:span text:style-name="T7">inputing </text:span><text:span text:style-name="T7">Node </text:span><text:span text:style-name="T7">Name </text:span><text:span text:style-name="T7">and </text:span><text:span text:style-name="T7">Display </text:span><text:span text:style-name="T7">Name </text:span><text:span text:style-name="T7">then </text:span><text:span text:style-name="T7">click </text:span><text:span text:style-name="T7">[</text:span><text:span text:style-name="T9">Next</text:span><text:span text:style-name="T7">] </text:span><text:span text:style-name="T7">button</text:span></text:p>
            <text:p><text:span text:style-name="T7">- Select </text:span><text:span text:style-name="T7">a page </text:span><text:span text:style-name="T7">layout </text:span><text:span text:style-name="T7">template</text:span></text:p>
            <text:p><text:span text:style-name="T7">- Click </text:span><text:span text:style-name="T7">[</text:span><text:span text:style-name="T9">Next</text:span><text:span text:style-name="T7">] </text:span><text:span text:style-name="T7">button</text:span></text:p>
            <text:p><text:span text:style-name="T7">- </text:span><text:span text:style-name="T7">Choose </text:span><text:span text:style-name="T7">a </text:span><text:span text:style-name="T7">Content </text:span><text:span text:style-name="T7">list </text:span><text:span text:style-name="T7">viewer </text:span><text:span text:style-name="T7">portlet </text:span><text:span text:style-name="T7">by drag </text:span><text:span text:style-name="T7">and </text:span><text:span text:style-name="T7">drop </text:span><text:span text:style-name="T7">from </text:span><text:span text:style-name="T7">page </text:span><text:span text:style-name="T7">editor</text:span></text:p>
            <text:p><text:span text:style-name="T7">- Click </text:span><text:span text:style-name="T7">edit </text:span><text:span text:style-name="T7">portlet </text:span><text:span text:style-name="T7">icon of </text:span><text:span text:style-name="T7">this </text:span><text:span text:style-name="T7">Content </text:span><text:span text:style-name="T7">list </text:span><text:span text:style-name="T7">viewer </text:span><text:span text:style-name="T7">portlet</text:span></text:p>
            <text:p>- Choose <text:span text:style-name="T3">by </text:span><text:span text:style-name="T3">content</text:span><text:span text:style-name="T3">s</text:span> option</text:p>
            <text:p>- Click [<text:span text:style-name="T3">Select </text:span><text:span text:style-name="T3">folder </text:span><text:span text:style-name="T3">path</text:span>] icon to some web contents/documents that you want to view</text:p>
            <text:p>- Click [<text:span text:style-name="T6">Save</text:span>] button in <text:span text:style-name="T4">Multiple </text:span><text:span text:style-name="T4">content </text:span><text:span text:style-name="T4">selector</text:span> panel</text:p>
            <text:p>- Click [<text:span text:style-name="T3">Save</text:span>] button in Content list viewer configuration form</text:p>
          </table:table-cell>
          <table:table-cell table:style-name="ce22" office:value-type="string">
            <text:p>All selected web content/documents are displayed as list in List Content Viewer page</text:p>
          </table:table-cell>
          <table:table-cell table:style-name="ce52" table:content-validation-name="val1" office:value-type="string">
            <text:p>NotRun</text:p>
          </table:table-cell>
          <table:table-cell/>
          <table:table-cell table:style-name="ce53"/>
          <table:table-cell table:style-name="ce53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8">
          <table:table-cell table:style-name="ce13" office:value-type="string">
            <text:p>WCM </text:p>
          </table:table-cell>
          <table:table-cell table:style-name="ce13" office:value-type="string">
            <text:p>Edit Single Content Viewer</text:p>
          </table:table-cell>
          <table:table-cell table:style-name="ce21" office:value-type="string">
            <text:p>SNF_ECMS_05</text:p>
          </table:table-cell>
          <table:table-cell table:style-name="ce22" office:value-type="string">
            <text:p>Edit Single Content Viewer (Banner, Footer...) in Overview page</text:p>
          </table:table-cell>
          <table:table-cell table:style-name="ce22"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3">Save</text:span>] button</text:p>
          </table:table-cell>
          <table:table-cell table:style-name="ce22" office:value-type="string">
            <text:p>Single content viewer is updated and displayed with new properties</text:p>
          </table:table-cell>
          <table:table-cell table:style-name="ce52" table:content-validation-name="val1" office:value-type="string">
            <text:p>NotRun</text:p>
          </table:table-cell>
          <table:table-cell table:style-name="ce53" table:number-columns-repeated="2"/>
          <table:table-cell table:style-name="ce53" office:value-type="string">
            <text:p>Medium</text:p>
          </table:table-cell>
          <table:table-cell table:style-name="ce52"/>
          <table:table-cell table:number-columns-repeated="245"/>
        </table:table-row>
        <table:table-row table:style-name="ro8">
          <table:table-cell table:style-name="ce13" office:value-type="string">
            <text:p>WCM </text:p>
          </table:table-cell>
          <table:table-cell table:style-name="ce13" office:value-type="string">
            <text:p>Edit Content List Viewer</text:p>
          </table:table-cell>
          <table:table-cell table:style-name="ce21" office:value-type="string">
            <text:p>SNF_ECMS_06</text:p>
          </table:table-cell>
          <table:table-cell table:style-name="ce22" office:value-type="string">
            <text:p>Edit Content List Viewer (Documents, Last news …)</text:p>
          </table:table-cell>
          <table:table-cell table:style-name="ce22" office:value-type="string">
            <text:p>- Login acme by administrator successfully</text:p>
            <text:p>- Open Overview page</text:p>
            <text:p>- Open edit mode then click quick edit icon of any CLV </text:p>
            <text:p>- Change properties in CLV configuration form</text:p>
            <text:p>- Click [<text:span text:style-name="T3">Save</text:span>] button</text:p>
          </table:table-cell>
          <table:table-cell table:style-name="ce22" office:value-type="string">
            <text:p>Content list viewer is updated and displayed with new properties</text:p>
          </table:table-cell>
          <table:table-cell table:style-name="ce52" table:content-validation-name="val1" office:value-type="string">
            <text:p>NotRun</text:p>
          </table:table-cell>
          <table:table-cell table:style-name="ce53" table:number-columns-repeated="3"/>
          <table:table-cell table:style-name="ce52"/>
          <table:table-cell table:number-columns-repeated="245"/>
        </table:table-row>
        <table:table-row table:style-name="ro8">
          <table:table-cell table:style-name="ce13" office:value-type="string">
            <text:p>WCM </text:p>
          </table:table-cell>
          <table:table-cell table:style-name="ce13" office:value-type="string">
            <text:p>Search</text:p>
          </table:table-cell>
          <table:table-cell table:style-name="ce21" office:value-type="string">
            <text:p>SNF_ECMS_07</text:p>
          </table:table-cell>
          <table:table-cell table:style-name="ce22" office:value-type="string">
            <text:p>Search content of document/page </text:p>
          </table:table-cell>
          <table:table-cell table:style-name="ce22"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2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52" table:content-validation-name="val1" office:value-type="string">
            <text:p>NotRun</text:p>
          </table:table-cell>
          <table:table-cell table:style-name="ce53" table:number-columns-repeated="2"/>
          <table:table-cell table:style-name="ce53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9">
          <table:table-cell table:style-name="ce13" office:value-type="string">
            <text:p>WCM </text:p>
          </table:table-cell>
          <table:table-cell table:style-name="ce13" office:value-type="string">
            <text:p>Un-Publication</text:p>
          </table:table-cell>
          <table:table-cell table:style-name="ce21" office:value-type="string">
            <text:p>SNF_ECMS_08</text:p>
          </table:table-cell>
          <table:table-cell table:style-name="ce23" office:value-type="string">
            <text:p>Show draft content from page</text:p>
          </table:table-cell>
          <table:table-cell table:style-name="ce22" office:value-type="string">
            <text:p>- Login acme by Admin/web contributor</text:p>
            <text:p>- Choose <text:span text:style-name="T3">Sites </text:span><text:span text:style-name="T3">explore</text:span><text:span text:style-name="T3">r/Sites </text:span><text:span text:style-name="T3">Manage</text:span><text:span text:style-name="T3">ments/a</text:span><text:span text:style-name="T3">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2" office:value-type="string">
            <text:p>- Selected document/web content is displayed into this page with draft status</text:p>
          </table:table-cell>
          <table:table-cell table:style-name="ce52" table:content-validation-name="val1" office:value-type="string">
            <text:p>NotRun</text:p>
          </table:table-cell>
          <table:table-cell table:style-name="ce22"/>
          <table:table-cell table:style-name="ce53" table:number-columns-repeated="2"/>
          <table:table-cell table:style-name="ce52"/>
          <table:table-cell table:number-columns-repeated="245"/>
        </table:table-row>
        <table:table-row table:style-name="ro10">
          <table:table-cell table:style-name="ce13" office:value-type="string">
            <text:p>WCM </text:p>
          </table:table-cell>
          <table:table-cell table:style-name="ce13" office:value-type="string">
            <text:p>Publication</text:p>
          </table:table-cell>
          <table:table-cell table:style-name="ce21" office:value-type="string">
            <text:p>SNF_ECMS_09</text:p>
          </table:table-cell>
          <table:table-cell table:style-name="ce23" office:value-type="string">
            <text:p>Show public content from page</text:p>
          </table:table-cell>
          <table:table-cell table:style-name="ce22" office:value-type="string">
            <text:p>- Login acme by Admin/web contributor</text:p>
            <text:p>- Choose <text:span text:style-name="T3">Sites </text:span><text:span text:style-name="T3">explore</text:span><text:span text:style-name="T3">r/Sites </text:span><text:span text:style-name="T3">Manage</text:span><text:span text:style-name="T3">ments/a</text:span><text:span text:style-name="T3">cme</text:span></text:p>
            <text:p>- Add new document/web content and select it</text:p>
            <text:p>- Click <text:span text:style-name="T3">Manage </text:span><text:span text:style-name="T3">Publicat</text:span><text:span text:style-name="T3">ions</text:span> in Action bar</text:p>
            <text:p>- Choose <text:span text:style-name="T3">Live </text:span><text:span text:style-name="T4">status</text:span></text:p>
            <text:p><text:span text:style-name="T7">- Add </text:span><text:span text:style-name="T7">this </text:span><text:span text:style-name="T7">docume</text:span><text:span text:style-name="T7">nt/web </text:span><text:span text:style-name="T7">content </text:span><text:span text:style-name="T7">into </text:span><text:span text:style-name="T7">SCV or </text:span><text:span text:style-name="T7">CLV </text:span><text:span text:style-name="T7">page</text:span></text:p>
            <text:p><text:span text:style-name="T7">- Go to </text:span><text:span text:style-name="T7">page </text:span><text:span text:style-name="T7">contains </text:span><text:span text:style-name="T7">docume</text:span><text:span text:style-name="T7">nt/web </text:span><text:span text:style-name="T7">content </text:span><text:span text:style-name="T7">above</text:span></text:p>
            <text:p><text:span text:style-name="T7">- </text:span><text:span text:style-name="T7">Change </text:span><text:span text:style-name="T7">to Public </text:span><text:span text:style-name="T7">mode</text:span></text:p>
            <text:p/>
          </table:table-cell>
          <table:table-cell table:style-name="ce22" office:value-type="string">
            <text:p>- Selected document/web content is published into this page with current status</text:p>
          </table:table-cell>
          <table:table-cell table:style-name="ce52" table:content-validation-name="val1" office:value-type="string">
            <text:p>NotRun</text:p>
          </table:table-cell>
          <table:table-cell table:style-name="ce53" table:number-columns-repeated="2"/>
          <table:table-cell table:style-name="ce53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11">
          <table:table-cell table:style-name="ce13" office:value-type="string">
            <text:p>Portal</text:p>
          </table:table-cell>
          <table:table-cell table:style-name="ce13" office:value-type="string">
            <text:p>WCM Admin bar</text:p>
          </table:table-cell>
          <table:table-cell table:style-name="ce21" office:value-type="string">
            <text:p>SNF_ECMS_10</text:p>
          </table:table-cell>
          <table:table-cell table:style-name="ce22" office:value-type="string">
            <text:p>Add/Edit/Delete page from Page Management</text:p>
          </table:table-cell>
          <table:table-cell table:style-name="ce22" office:value-type="string">
            <text:p>- Login acme by admin</text:p>
            <text:p>- Choose <text:span text:style-name="T3">Group/</text:span><text:span text:style-name="T3">Admini</text:span><text:span text:style-name="T3">stration </text:span><text:span text:style-name="T3">/Page </text:span><text:span text:style-name="T3">manage</text:span><text:span text:style-name="T3">ments</text:span></text:p>
            <text:p><text:span text:style-name="T10">Add </text:span><text:span text:style-name="T10">Page:</text:span></text:p>
            <text:p>- Click [<text:span text:style-name="T3">Add </text:span><text:span text:style-name="T3">New </text:span><text:span text:style-name="T3">Page</text:span>]</text:p>
            <text:p>- Input <text:span text:style-name="T3">Page </text:span><text:span text:style-name="T3">name</text:span> and <text:span text:style-name="T3">Page </text:span><text:span text:style-name="T3">title</text:span> in <text:span text:style-name="T3">Page </text:span><text:span text:style-name="T3">setting</text:span> tab</text:p>
            <text:p>- Select the layout in <text:span text:style-name="T3">Page </text:span><text:span text:style-name="T3">layout</text:span> tab</text:p>
            <text:p>- Click [<text:span text:style-name="T3">Save</text:span>] button</text:p>
            <text:p><text:span text:style-name="T11">Edit </text:span><text:span text:style-name="T11">Page:</text:span></text:p>
            <text:p>- Click <text:span text:style-name="T6">Edit </text:span>icon corresponding of added page above</text:p>
            <text:p>- Make changes &amp; save</text:p>
            <text:p><text:span text:style-name="T11">Delete </text:span><text:span text:style-name="T11">Page:</text:span></text:p>
            <text:p>- Click [<text:span text:style-name="T3">Delete</text:span>] icon corresponding to of added page then click [<text:span text:style-name="T3">OK</text:span>] button in the confirmation dialog</text:p>
          </table:table-cell>
          <table:table-cell table:style-name="ce22" office:value-type="string">
            <text:p>New page is add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53"/>
          <table:table-cell table:style-name="ce22"/>
          <table:table-cell table:style-name="ce53" office:value-type="string">
            <text:p>Medium</text:p>
          </table:table-cell>
          <table:table-cell table:style-name="ce52"/>
          <table:table-cell table:number-columns-repeated="245"/>
        </table:table-row>
        <table:table-row table:style-name="ro12">
          <table:table-cell table:style-name="ce13" office:value-type="string">
            <text:p>Portal</text:p>
          </table:table-cell>
          <table:table-cell table:style-name="ce13" office:value-type="string">
            <text:p>WCM Admin bar</text:p>
          </table:table-cell>
          <table:table-cell table:style-name="ce21" office:value-type="string">
            <text:p>SNF_ECMS_11</text:p>
          </table:table-cell>
          <table:table-cell table:style-name="ce22" office:value-type="string">
            <text:p>Create/edit/delete a portal (site)</text:p>
          </table:table-cell>
          <table:table-cell table:style-name="ce22" office:value-type="string">
            <text:p>- Login acme by admin</text:p>
            <text:p>- Click on <text:span text:style-name="T3">Sites </text:span><text:span text:style-name="T3">icon</text:span> </text:p>
            <text:p><text:span text:style-name="T11">Add </text:span><text:span text:style-name="T11">Portal</text:span>:</text:p>
            <text:p>- click [<text:span text:style-name="T3">Create </text:span><text:span text:style-name="T3">New </text:span><text:span text:style-name="T3">Portal</text:span>] button</text:p>
            <text:p>- In <text:span text:style-name="T3">Portal </text:span><text:span text:style-name="T3">Setting </text:span><text:span text:style-name="T3">tab</text:span>, input Portal Name</text:p>
            <text:p>- In <text:span text:style-name="T3">Permiss</text:span><text:span text:style-name="T3">ion </text:span><text:span text:style-name="T3">Setting</text:span> tab, set the access and edit right. </text:p>
            <text:p>- Click [<text:span text:style-name="T3">Save</text:span>] button</text:p>
            <text:p><text:span text:style-name="T11">Edit </text:span><text:span text:style-name="T11">Portal:</text:span></text:p>
            <text:p>- then click on <text:span text:style-name="T6">Edit </text:span><text:span text:style-name="T6">Portal's </text:span><text:span text:style-name="T6">properti</text:span><text:span text:style-name="T6">es</text:span> icon corresponding of added portal above</text:p>
            <text:p>- Make changes and save</text:p>
            <text:p><text:span text:style-name="T11">Delete </text:span><text:span text:style-name="T11">Portal:</text:span></text:p>
            <text:p>- next Click [<text:span text:style-name="T3">Delete</text:span>] icon corresponding of added portal above</text:p>
            <text:p>- Click [<text:span text:style-name="T3">OK</text:span>] button in the confirmation dialog</text:p>
          </table:table-cell>
          <table:table-cell table:style-name="ce22" office:value-type="string">
            <text:p>New portal (site) is add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53"/>
          <table:table-cell table:style-name="ce22"/>
          <table:table-cell table:style-name="ce53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13">
          <table:table-cell table:style-name="ce13" office:value-type="string">
            <text:p>WCM </text:p>
          </table:table-cell>
          <table:table-cell table:style-name="ce13" office:value-type="string">
            <text:p>Newsletter Manager</text:p>
          </table:table-cell>
          <table:table-cell table:style-name="ce21" office:value-type="string">
            <text:p>SNF_ECMS_12</text:p>
          </table:table-cell>
          <table:table-cell table:style-name="ce22" office:value-type="string">
            <text:p>Create/edit/delete a category</text:p>
          </table:table-cell>
          <table:table-cell table:style-name="ce22" office:value-type="string">
            <text:p>- Login acme by Admin <text:s/></text:p>
            <text:p>- Choose <text:span text:style-name="T3">Groups/</text:span><text:span text:style-name="T3">Newslet</text:span><text:span text:style-name="T3">ter </text:span><text:span text:style-name="T3">Manage</text:span><text:span text:style-name="T3">r</text:span></text:p>
            <text:p><text:span text:style-name="T10">Add </text:span><text:span text:style-name="T10">categor</text:span><text:span text:style-name="T12">y</text:span><text:span text:style-name="T12">:</text:span></text:p>
            <text:p>- Click [<text:span text:style-name="T3">New </text:span><text:span text:style-name="T3">Categor</text:span><text:span text:style-name="T3">y</text:span>] action</text:p>
            <text:p>- Input Name, Title and assign moderators for this Category</text:p>
            <text:p>- Click [<text:span text:style-name="T3">Save</text:span>] button</text:p>
            <text:p><text:span text:style-name="T11">Edit </text:span><text:span text:style-name="T11">category</text:span>:</text:p>
            <text:p>- select a category added by click on category's title</text:p>
            <text:p>- Click [<text:span text:style-name="T3">Admini</text:span><text:span text:style-name="T3">stration</text:span>] button then select [<text:span text:style-name="T3">Edit </text:span><text:span text:style-name="T3">Categor</text:span><text:span text:style-name="T3">y</text:span>] action</text:p>
            <text:p>- Make changes and save</text:p>
            <text:p><text:span text:style-name="T11">Delete </text:span><text:span text:style-name="T11">category</text:span>:</text:p>
            <text:p>- Click [<text:span text:style-name="T3">Admini</text:span><text:span text:style-name="T3">stration</text:span>] button then select [<text:span text:style-name="T3">Edit </text:span><text:span text:style-name="T3">Categor</text:span><text:span text:style-name="T3">y</text:span>] action</text:p>
          </table:table-cell>
          <table:table-cell table:style-name="ce22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2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14">
          <table:table-cell table:style-name="ce13" office:value-type="string">
            <text:p>WCM </text:p>
          </table:table-cell>
          <table:table-cell table:style-name="ce13" office:value-type="string">
            <text:p>Newsletter Manager</text:p>
          </table:table-cell>
          <table:table-cell table:style-name="ce21" office:value-type="string">
            <text:p>SNF_ECMS_13</text:p>
          </table:table-cell>
          <table:table-cell table:style-name="ce22" office:value-type="string">
            <text:p>Create/Edit/Delete a subscription</text:p>
          </table:table-cell>
          <table:table-cell table:style-name="ce22" office:value-type="string">
            <text:p>- Login acme by Admin <text:s/></text:p>
            <text:p>- Choose <text:span text:style-name="T3">Groups/</text:span><text:span text:style-name="T3">Newslet</text:span><text:span text:style-name="T3">ter </text:span><text:span text:style-name="T3">Manage</text:span><text:span text:style-name="T3">r</text:span></text:p>
            <text:p><text:span text:style-name="T10">Add </text:span><text:span text:style-name="T10">Subscrip</text:span><text:span text:style-name="T10">tion</text:span><text:span text:style-name="T3">:</text:span></text:p>
            <text:p>- Click [<text:span text:style-name="T3">New </text:span><text:span text:style-name="T3">Subscri</text:span><text:span text:style-name="T3">ption</text:span>] action</text:p>
            <text:p>- Selete category from list box, Input Name, Title and assign redactors for this subscription</text:p>
            <text:p>- Click [<text:span text:style-name="T3">Save</text:span>] button</text:p>
            <text:p><text:span text:style-name="T11">Edit </text:span><text:span text:style-name="T11">Subscrip</text:span><text:span text:style-name="T11">tion</text:span>:</text:p>
            <text:p>- Select category that contanis subscription</text:p>
            <text:p>- then select a subscription by ticking on check box</text:p>
            <text:p>- Click [<text:span text:style-name="T3">Admini</text:span><text:span text:style-name="T3">stration</text:span>] button then select [<text:span text:style-name="T3">Edit</text:span>] action</text:p>
            <text:p>- Make changes and save</text:p>
            <text:p><text:span text:style-name="T11">Delete </text:span><text:span text:style-name="T11">Subscrip</text:span><text:span text:style-name="T11">tion</text:span>:</text:p>
            <text:p>- select a subscription by ticking on check box</text:p>
            <text:p>- Click [<text:span text:style-name="T3">Admini</text:span><text:span text:style-name="T3">stration</text:span>] button then select [<text:span text:style-name="T3">Delete</text:span>] action</text:p>
            <text:p>- Click [<text:span text:style-name="T3">OK</text:span>] button in the confirmation dialog</text:p>
          </table:table-cell>
          <table:table-cell table:style-name="ce22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2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15">
          <table:table-cell table:style-name="ce13" office:value-type="string">
            <text:p>WCM </text:p>
          </table:table-cell>
          <table:table-cell table:style-name="ce13" office:value-type="string">
            <text:p>Newsletter Manager</text:p>
          </table:table-cell>
          <table:table-cell table:style-name="ce21" office:value-type="string">
            <text:p>SNF_ECMS_14</text:p>
          </table:table-cell>
          <table:table-cell table:style-name="ce22" office:value-type="string">
            <text:p>Create/Edit/Delete/Convert a letter</text:p>
          </table:table-cell>
          <table:table-cell table:style-name="ce22" office:value-type="string">
            <text:p>- Login acme by Admin/<text:a xlink:href="#Moderator">Moderator</text:a>/<text:a xlink:href="#Redactor">Redactor</text:a></text:p>
            <text:p>- Choose <text:span text:style-name="T3">Groups/</text:span><text:span text:style-name="T3">Newslet</text:span><text:span text:style-name="T3">ter </text:span><text:span text:style-name="T3">Manage</text:span><text:span text:style-name="T3">r</text:span></text:p>
            <text:p><text:span text:style-name="T10">Create </text:span><text:span text:style-name="T10">letter</text:span></text:p>
            <text:p>- Click [<text:span text:style-name="T6">New </text:span><text:span text:style-name="T6">letter</text:span>] action </text:p>
            <text:p>- Select date </text:p>
            <text:p>- Select a category and a subscription if need.</text:p>
            <text:p>- Click [<text:span text:style-name="T6">Update </text:span><text:span text:style-name="T6">sending </text:span><text:span text:style-name="T6">paramet</text:span><text:span text:style-name="T6">ers</text:span>] button to set the time</text:p>
            <text:p>- Input content for this letter</text:p>
            <text:p>- Click on <text:span text:style-name="T6">[Save]</text:span> button</text:p>
            <text:p><text:span text:style-name="T11">Edit </text:span><text:span text:style-name="T11">letter</text:span></text:p>
            <text:p><text:span text:style-name="T13">- Select </text:span><text:span text:style-name="T13">a letter</text:span></text:p>
            <text:p><text:span text:style-name="T14">- Click </text:span><text:span text:style-name="T14">[</text:span><text:span text:style-name="T15">Admini</text:span><text:span text:style-name="T15">stration</text:span><text:span text:style-name="T14">] button </text:span><text:span text:style-name="T14">then </text:span><text:span text:style-name="T14">select </text:span><text:span text:style-name="T14">[</text:span><text:span text:style-name="T15">Edit</text:span><text:span text:style-name="T14">] </text:span><text:span text:style-name="T14">action</text:span></text:p>
            <text:p><text:span text:style-name="T7">- Make </text:span><text:span text:style-name="T7">changes </text:span><text:span text:style-name="T7">and </text:span><text:span text:style-name="T7">save</text:span></text:p>
            <text:p><text:span text:style-name="T16">Delete </text:span><text:span text:style-name="T16">letter</text:span></text:p>
            <text:p><text:span text:style-name="T7">- Select </text:span><text:span text:style-name="T7">a letter </text:span><text:span text:style-name="T7">by </text:span><text:span text:style-name="T7">ticking </text:span><text:span text:style-name="T7">on </text:span><text:span text:style-name="T7">check </text:span><text:span text:style-name="T7">box</text:span></text:p>
            <text:p><text:span text:style-name="T7">- Click </text:span><text:span text:style-name="T7">[</text:span><text:span text:style-name="T9">Admini</text:span><text:span text:style-name="T9">stration</text:span><text:span text:style-name="T7">] button </text:span><text:span text:style-name="T7">then </text:span><text:span text:style-name="T7">select </text:span><text:span text:style-name="T7">[</text:span><text:span text:style-name="T9">Delete</text:span><text:span text:style-name="T7">] </text:span><text:span text:style-name="T7">action</text:span></text:p>
            <text:p><text:span text:style-name="T7">- Click </text:span><text:span text:style-name="T7">[</text:span><text:span text:style-name="T9">OK</text:span><text:span text:style-name="T7">] </text:span><text:span text:style-name="T7">button in </text:span><text:span text:style-name="T7">the </text:span><text:span text:style-name="T7">confirma</text:span><text:span text:style-name="T7">tion </text:span><text:span text:style-name="T7">dialog</text:span></text:p>
            <text:p><text:span text:style-name="T10">Convert </text:span><text:span text:style-name="T10">letter</text:span></text:p>
            <text:p><text:span text:style-name="T13">- Select </text:span><text:span text:style-name="T13">a letter</text:span></text:p>
            <text:p><text:span text:style-name="T13">- </text:span><text:span text:style-name="T14">Click </text:span><text:span text:style-name="T14">[</text:span><text:span text:style-name="T15">Admini</text:span><text:span text:style-name="T15">stration</text:span><text:span text:style-name="T14">] button </text:span><text:span text:style-name="T14">then </text:span><text:span text:style-name="T14">select </text:span><text:span text:style-name="T14">[</text:span><text:span text:style-name="T15">Conver</text:span><text:span text:style-name="T15">t as </text:span><text:span text:style-name="T15">templat</text:span><text:span text:style-name="T15">e</text:span><text:span text:style-name="T14">] action</text:span></text:p>
          </table:table-cell>
          <table:table-cell table:style-name="ce22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52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2"/>
          <table:table-cell table:style-name="Default" table:number-columns-repeated="245"/>
        </table:table-row>
        <table:table-row table:style-name="ro16">
          <table:table-cell table:style-name="ce13" office:value-type="string">
            <text:p>WCM </text:p>
          </table:table-cell>
          <table:table-cell table:style-name="ce13" office:value-type="string">
            <text:p>Newsletter_viewer</text:p>
          </table:table-cell>
          <table:table-cell table:style-name="ce21" office:value-type="string">
            <text:p>SNF_ECMS_15</text:p>
          </table:table-cell>
          <table:table-cell table:style-name="ce22" office:value-type="string">
            <text:p>Subscribe newsletter</text:p>
          </table:table-cell>
          <table:table-cell table:style-name="ce22" office:value-type="string">
            <text:p>- Login acme </text:p>
            <text:p>- Select <text:span text:style-name="T6">Site/ac</text:span><text:span text:style-name="T6">me/New</text:span><text:span text:style-name="T6">sletters</text:span> page on the navigation bar</text:p>
            <text:p>- Put your email address</text:p>
            <text:p>- Tick on at least one subscription </text:p>
            <text:p>- Click [<text:span text:style-name="T3">Subscr</text:span><text:span text:style-name="T3">ibe</text:span>] button</text:p>
          </table:table-cell>
          <table:table-cell table:style-name="ce22" office:value-type="string">
            <text:p><text:span text:style-name="T25">- After </text:span><text:span text:style-name="T25">subscrib</text:span><text:span text:style-name="T25">ing </text:span><text:span text:style-name="T25">news </text:span><text:span text:style-name="T25">letter. </text:span><text:span text:style-name="T25">The </text:span><text:span text:style-name="T25">confirma</text:span><text:span text:style-name="T25">tion </text:span><text:span text:style-name="T25">letter <text:s/>is </text:span><text:span text:style-name="T25">sent to </text:span><text:span text:style-name="T25">the </text:span><text:span text:style-name="T25">inputed </text:span><text:span text:style-name="T25">email </text:span><text:span text:style-name="T25">address </text:span><text:span text:style-name="T25">of user. </text:span><text:span text:style-name="T25">If he </text:span><text:span text:style-name="T25">does not </text:span><text:span text:style-name="T25">confirm </text:span><text:span text:style-name="T25">this </text:span><text:span text:style-name="T25">letter </text:span><text:span text:style-name="T25">--&gt;he </text:span><text:span text:style-name="T25">cannot </text:span><text:span text:style-name="T25">received </text:span><text:span text:style-name="T25">any </text:span><text:span text:style-name="T25">letters </text:span><text:span text:style-name="T25">which </text:span><text:span text:style-name="T25">have the </text:span><text:span text:style-name="T25">subscrip</text:span><text:span text:style-name="T25">tion </text:span><text:span text:style-name="T25">subscrib</text:span><text:span text:style-name="T25">ed </text:span><text:span text:style-name="T25">before. </text:span></text:p>
            <text:p><text:span text:style-name="T25">Just </text:span><text:span text:style-name="T25">only </text:span><text:span text:style-name="T25">open </text:span><text:span text:style-name="T25">email </text:span><text:span text:style-name="T25">and click </text:span><text:span text:style-name="T25">“here” </text:span><text:span text:style-name="T25">link in </text:span><text:span text:style-name="T25">the </text:span><text:span text:style-name="T25">confirma</text:span><text:span text:style-name="T25">tion </text:span><text:span text:style-name="T25">letter to </text:span><text:span text:style-name="T25">finish </text:span><text:span text:style-name="T25">this.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</table:table-cell>
          <table:table-cell table:style-name="ce52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17">
          <table:table-cell table:style-name="ce13" office:value-type="string">
            <text:p>WCM </text:p>
          </table:table-cell>
          <table:table-cell table:style-name="ce13" office:value-type="string">
            <text:p>Fast Content Creator Portlet </text:p>
          </table:table-cell>
          <table:table-cell table:style-name="ce21" office:value-type="string">
            <text:p>SNF_ECMS_16</text:p>
          </table:table-cell>
          <table:table-cell table:style-name="ce23" office:value-type="string">
            <text:p>Create new document using Fast content creator portlet and configuration for portlet</text:p>
          </table:table-cell>
          <table:table-cell table:style-name="ce23" office:value-type="string">
            <text:p>- Login acme by admin</text:p>
            <text:p>- Select <text:span text:style-name="T3">Contact </text:span><text:span text:style-name="T3">Us</text:span> page then select <text:span text:style-name="T3">Site </text:span><text:span text:style-name="T3">Editor/E</text:span><text:span text:style-name="T3">dit Page</text:span></text:p>
            <text:p>- Keep the current layout then click [<text:span text:style-name="T3">Next</text:span>] button</text:p>
            <text:p>- Click [<text:span text:style-name="T3">Edit</text:span>] icon of this portlet</text:p>
            <text:p>- Set the properties for this portlet then save</text:p>
            <text:p>- Return to Contact Us page, input value into field in page and then click [<text:span text:style-name="T3">Save</text:span>] button</text:p>
          </table:table-cell>
          <table:table-cell table:style-name="ce22" office:value-type="string">
            <text:p>- A confirm message is displayed in Contact page.</text:p>
            <text:p>- A new document is created successfully. This document is saved <text:s/>in the path which is set <text:s/>in <text:span text:style-name="T3">Locatio</text:span><text:span text:style-name="T3">n to </text:span><text:span text:style-name="T3">save</text:span> field in Fast content creator <text:s/>portlet. </text:p>
          </table:table-cell>
          <table:table-cell table:style-name="ce52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Medium</text:p>
          </table:table-cell>
          <table:table-cell table:style-name="ce52"/>
          <table:table-cell table:number-columns-repeated="245"/>
        </table:table-row>
        <table:table-row table:style-name="ro18">
          <table:table-cell table:style-name="ce13" office:value-type="string">
            <text:p>WCM </text:p>
          </table:table-cell>
          <table:table-cell table:style-name="ce13" office:value-type="string">
            <text:p>Form Generator Portlet</text:p>
          </table:table-cell>
          <table:table-cell table:style-name="ce21" office:value-type="string">
            <text:p>SNF_ECMS_17</text:p>
          </table:table-cell>
          <table:table-cell table:style-name="ce22" office:value-type="string">
            <text:p>Create new node type and dialog form for it</text:p>
          </table:table-cell>
          <table:table-cell table:style-name="ce22" office:value-type="string">
            <text:p>- Login acme by admin <text:s text:c="3"/></text:p>
            <text:p>- Select <text:span text:style-name="T6">Groups/</text:span><text:span text:style-name="T6">Form </text:span><text:span text:style-name="T6">Generat</text:span><text:span text:style-name="T6">or</text:span></text:p>
            <text:p>- Put value in General tab</text:p>
            <text:p>- Next to <text:span text:style-name="T6">Form </text:span><text:span text:style-name="T6">builder</text:span> tab: Select some fields in the left panel to the right panel by click in field's name </text:p>
            <text:p>- Click [<text:span text:style-name="T3">Edit</text:span>] icon of each field to set the properties</text:p>
            <text:p>- Click [<text:span text:style-name="T3">Save</text:span>] button</text:p>
          </table:table-cell>
          <table:table-cell table:style-name="ce22" office:value-type="string">
            <text:p>New node type (template) <text:s/>is created successfully. This is in the template list when you add new document in Site Explorer</text:p>
          </table:table-cell>
          <table:table-cell table:style-name="ce52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19">
          <table:table-cell table:style-name="ce13" office:value-type="string">
            <text:p>WCM </text:p>
          </table:table-cell>
          <table:table-cell table:style-name="ce13" office:value-type="string">
            <text:p>Category Navigation</text:p>
          </table:table-cell>
          <table:table-cell table:style-name="ce21" office:value-type="string">
            <text:p>SNF_ECMS_18</text:p>
          </table:table-cell>
          <table:table-cell table:style-name="ce22" office:value-type="string">
            <text:p>Show categories and documents </text:p>
          </table:table-cell>
          <table:table-cell table:style-name="ce22" office:value-type="string">
            <text:p>- Login acme by admin (root) or web contributor</text:p>
            <text:p>- Select <text:span text:style-name="T6">Groups/</text:span><text:span text:style-name="T6">Site </text:span><text:span text:style-name="T6">Explore</text:span><text:span text:style-name="T6">r</text:span></text:p>
            <text:p><text:span text:style-name="T6">- </text:span><text:span text:style-name="T12">select </text:span><text:span text:style-name="T12">drive </text:span><text:span text:style-name="T6">acme</text:span></text:p>
            <text:p>- Add new some web contents/documents in some categories. </text:p>
            <text:p>- Choose <text:span text:style-name="T6">Site/ac</text:span><text:span text:style-name="T6">me/New</text:span><text:span text:style-name="T6">s</text:span> page</text:p>
            <text:p>- Select a category at left pane</text:p>
          </table:table-cell>
          <table:table-cell table:style-name="ce22" office:value-type="string">
            <text:p>- Documents/web contents in the selected category are <text:s/>displayed in <text:span text:style-name="T6">Parame</text:span><text:span text:style-name="T6">terized </text:span><text:span text:style-name="T6">content </text:span><text:span text:style-name="T6">list </text:span><text:span text:style-name="T6">viewer</text:span> portlet</text:p>
          </table:table-cell>
          <table:table-cell table:style-name="ce52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17">
          <table:table-cell table:style-name="ce13" office:value-type="string">
            <text:p>WCM </text:p>
          </table:table-cell>
          <table:table-cell table:style-name="ce13" office:value-type="string">
            <text:p>Parameterized Content List Viewer</text:p>
          </table:table-cell>
          <table:table-cell table:style-name="ce21" office:value-type="string">
            <text:p>SNF_ECMS_19</text:p>
          </table:table-cell>
          <table:table-cell table:style-name="ce22" office:value-type="string">
            <text:p>Configuration for Parameterized content list viewer portlet and view content of document/web content</text:p>
          </table:table-cell>
          <table:table-cell table:style-name="ce22" office:value-type="string">
            <text:p>- Login acme by admin or web contributor</text:p>
            <text:p>- Choose <text:span text:style-name="T6">Site/ac</text:span><text:span text:style-name="T6">me/New</text:span><text:span text:style-name="T6">s</text:span> page</text:p>
            <text:p>- Open Edit mode</text:p>
            <text:p>- Click Quick Edit icon of <text:span text:style-name="T6">Parame</text:span><text:span text:style-name="T6">terized </text:span><text:span text:style-name="T6">content </text:span><text:span text:style-name="T6">list </text:span><text:span text:style-name="T6">viewer</text:span></text:p>
            <text:p>- Change value in <text:span text:style-name="T6">Parame</text:span><text:span text:style-name="T6">terized </text:span><text:span text:style-name="T6">content </text:span><text:span text:style-name="T6">list </text:span><text:span text:style-name="T6">viewer</text:span> configuration form and Save</text:p>
            <text:p>- Switch to View mode of <text:span text:style-name="T6">Parame</text:span><text:span text:style-name="T6">terized </text:span><text:span text:style-name="T6">content </text:span><text:span text:style-name="T6">list </text:span><text:span text:style-name="T6">viewer</text:span></text:p>
          </table:table-cell>
          <table:table-cell table:style-name="ce22" office:value-type="string">
            <text:p>- <text:span text:style-name="T6">Parame</text:span><text:span text:style-name="T6">terized </text:span><text:span text:style-name="T6">content </text:span><text:span text:style-name="T6">list </text:span><text:span text:style-name="T6">viewer</text:span> portlet is config</text:p>
            <text:p>- Click on title of document-&gt; the content of document is shown</text:p>
          </table:table-cell>
          <table:table-cell table:style-name="ce52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2"/>
          <table:table-cell table:number-columns-repeated="245"/>
        </table:table-row>
        <table:table-row table:style-name="ro20">
          <table:table-cell table:style-name="ce13" office:value-type="string">
            <text:p>WCM </text:p>
          </table:table-cell>
          <table:table-cell table:style-name="ce13" office:value-type="string">
            <text:p>FCK Editor Plugin (Content selector)</text:p>
          </table:table-cell>
          <table:table-cell table:style-name="ce21" office:value-type="string">
            <text:p>SNF_ECMS_20</text:p>
          </table:table-cell>
          <table:table-cell table:style-name="ce22" office:value-type="string">
            <text:p>Insert documents/medias in a web content by FCK Content Selector</text:p>
          </table:table-cell>
          <table:table-cell table:style-name="ce22" office:value-type="string">
            <text:p>- Login acme by Admin</text:p>
            <text:p>- Select <text:span text:style-name="T6">Site </text:span><text:span text:style-name="T6">Editor/A</text:span><text:span text:style-name="T6">dd new </text:span><text:span text:style-name="T6">page</text:span></text:p>
            <text:p>- Drag and drop Content detail porlet to this page</text:p>
            <text:p>- click on <text:span text:style-name="T6">Edit </text:span><text:span text:style-name="T6">porlet </text:span><text:span text:style-name="T6">icon </text:span><text:span text:style-name="T12">in </text:span><text:span text:style-name="T12">this </text:span><text:span text:style-name="T12">porlet</text:span></text:p>
            <text:p><text:span text:style-name="T12">- Select </text:span><text:span text:style-name="T6">Create </text:span><text:span text:style-name="T6">new </text:span><text:span text:style-name="T6">content </text:span><text:span text:style-name="T12">option</text:span></text:p>
            <text:p>- Input title and save</text:p>
            <text:p>- Open Edit mode and click in <text:span text:style-name="T6">Quick </text:span><text:span text:style-name="T6">edit</text:span> icon of added pag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2" office:value-type="string">
            <text:p>The selected content/media is inserted to Main Content as a link. In view mode, user can click this link to view/download file. </text:p>
          </table:table-cell>
          <table:table-cell table:style-name="ce52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Medium</text:p>
          </table:table-cell>
          <table:table-cell table:style-name="ce52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1</text:p>
          </table:table-cell>
          <table:table-cell table:style-name="ce24" office:value-type="string">
            <text:p>Create/delete Content folder</text:p>
          </table:table-cell>
          <table:table-cell table:style-name="ce36" office:value-type="string">
            <text:p><text:span text:style-name="T6">Create </text:span><text:span text:style-name="T6">folder</text:span></text:p>
            <text:p><text:span text:style-name="T4">- Click </text:span><text:span text:style-name="T4">on Add </text:span><text:span text:style-name="T4">folder </text:span><text:span text:style-name="T4">icon in </text:span><text:span text:style-name="T4">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: </text:span><text:span text:style-name="T4">Content </text:span><text:span text:style-name="T4">folder</text:span></text:p>
            <text:p><text:span text:style-name="T4">- Put </text:span><text:span text:style-name="T4">name </text:span><text:span text:style-name="T4">for </text:span><text:span text:style-name="T4">folder</text:span></text:p>
            <text:p><text:span text:style-name="T4">- Click </text:span><text:span text:style-name="T6">Save</text:span></text:p>
            <text:p><text:span text:style-name="T6">Delete </text:span><text:span text:style-name="T6">Folder</text:span></text:p>
            <text:p><text:span text:style-name="T6">- </text:span><text:span text:style-name="T12">Right </text:span><text:span text:style-name="T12">click on </text:span><text:span text:style-name="T12">a folder </text:span><text:span text:style-name="T12">and </text:span><text:span text:style-name="T12">choose </text:span><text:span text:style-name="T6">Delete</text:span></text:p>
            <text:p><text:span text:style-name="T12">- Click </text:span><text:span text:style-name="T6">OK</text:span></text:p>
          </table:table-cell>
          <table:table-cell table:style-name="ce37" office:value-type="string">
            <text:p>- Folder is created</text:p>
            <text:p>- Folder is dele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2</text:p>
          </table:table-cell>
          <table:table-cell table:style-name="ce24" office:value-type="string">
            <text:p>Create/delete Document folder</text:p>
          </table:table-cell>
          <table:table-cell table:style-name="ce36" office:value-type="string">
            <text:p><text:span text:style-name="T8">Create </text:span><text:span text:style-name="T8">folder</text:span></text:p>
            <text:p><text:span text:style-name="T4">- Click </text:span><text:span text:style-name="T4">on Add </text:span><text:span text:style-name="T4">folder </text:span><text:span text:style-name="T4">icon in </text:span><text:span text:style-name="T4">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: </text:span><text:span text:style-name="T4">Docume</text:span><text:span text:style-name="T4">nt folder</text:span></text:p>
            <text:p><text:span text:style-name="T4">- Put </text:span><text:span text:style-name="T4">name </text:span><text:span text:style-name="T4">for </text:span><text:span text:style-name="T4">folder</text:span></text:p>
            <text:p><text:span text:style-name="T4">- Click </text:span><text:span text:style-name="T6">Save</text:span></text:p>
            <text:p><text:span text:style-name="T6">Delete </text:span><text:span text:style-name="T6">Folder</text:span></text:p>
            <text:p><text:span text:style-name="T8">- </text:span><text:span text:style-name="T17">Right </text:span><text:span text:style-name="T17">click on </text:span><text:span text:style-name="T17">a folder </text:span><text:span text:style-name="T17">and </text:span><text:span text:style-name="T17">choose </text:span><text:span text:style-name="T8">Delete</text:span></text:p>
            <text:p><text:span text:style-name="T17">- Click </text:span><text:span text:style-name="T8">OK</text:span></text:p>
          </table:table-cell>
          <table:table-cell table:style-name="ce37" office:value-type="string">
            <text:p>- Folder is created</text:p>
            <text:p>- Folder is dele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3</text:p>
          </table:table-cell>
          <table:table-cell table:style-name="ce24" office:value-type="string">
            <text:p>Create/edit/delete <text:s/>Article document</text:p>
          </table:table-cell>
          <table:table-cell table:style-name="ce37" office:value-type="string">
            <text:p><text:span text:style-name="T6">Create </text:span><text:span text:style-name="T6">docume</text:span><text:span text:style-name="T6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 </text:span><text:span text:style-name="T4">Article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6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6">Save</text:span></text:p>
            <text:p><text:span text:style-name="T6">Delete </text:span><text:span text:style-name="T6">Docum</text:span><text:span text:style-name="T6">ent</text:span></text:p>
            <text:p><text:span text:style-name="T4">- Right </text:span><text:span text:style-name="T4">click on </text:span><text:span text:style-name="T4">docume</text:span><text:span text:style-name="T4">nt, and </text:span><text:span text:style-name="T4">choose </text:span><text:span text:style-name="T6">Delete</text:span><text:span text:style-name="T4"> </text:span></text:p>
            <text:p><text:span text:style-name="T4">- Click </text:span><text:span text:style-name="T6">OK</text:span></text:p>
            <text:p><text:span text:style-name="T4"/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4</text:p>
          </table:table-cell>
          <table:table-cell table:style-name="ce24" office:value-type="string">
            <text:p>Create/edit/delete <text:s/>File document</text:p>
          </table:table-cell>
          <table:table-cell table:style-name="ce37" office:value-type="string">
            <text:p><text:span text:style-name="T8">Create </text:span><text:span text:style-name="T8">docume</text:span><text:span text:style-name="T8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 File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Docum</text:span><text:span text:style-name="T6">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  <text:p><text:span text:style-name="T4"/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5</text:p>
          </table:table-cell>
          <table:table-cell table:style-name="ce24" office:value-type="string">
            <text:p>Create/edit/delete <text:s/>File Plan document</text:p>
          </table:table-cell>
          <table:table-cell table:style-name="ce37" office:value-type="string">
            <text:p><text:span text:style-name="T8">Create </text:span><text:span text:style-name="T8">docume</text:span><text:span text:style-name="T8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 File </text:span><text:span text:style-name="T4">Plan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Docum</text:span><text:span text:style-name="T6">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6</text:p>
          </table:table-cell>
          <table:table-cell table:style-name="ce24" office:value-type="string">
            <text:p>Create/edit/delete <text:s/>Sample Node document</text:p>
          </table:table-cell>
          <table:table-cell table:style-name="ce37" office:value-type="string">
            <text:p><text:span text:style-name="T8">Create </text:span><text:span text:style-name="T8">docume</text:span><text:span text:style-name="T8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 </text:span><text:span text:style-name="T4">Sample </text:span><text:span text:style-name="T4">Node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Docum</text:span><text:span text:style-name="T6">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7</text:p>
          </table:table-cell>
          <table:table-cell table:style-name="ce24" office:value-type="string">
            <text:p>Create/edit/delete <text:s/>Kofax document</text:p>
          </table:table-cell>
          <table:table-cell table:style-name="ce37" office:value-type="string">
            <text:p><text:span text:style-name="T8">Create </text:span><text:span text:style-name="T8">docume</text:span><text:span text:style-name="T8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 </text:span><text:span text:style-name="T4">Kofax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Docum</text:span><text:span text:style-name="T6">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8</text:p>
          </table:table-cell>
          <table:table-cell table:style-name="ce24" office:value-type="string">
            <text:p>Create/edit/delete <text:s/>Podcast document</text:p>
          </table:table-cell>
          <table:table-cell table:style-name="ce37" office:value-type="string">
            <text:p><text:span text:style-name="T8">Create </text:span><text:span text:style-name="T8">docume</text:span><text:span text:style-name="T8">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</text:span><text:span text:style-name="T4">:Podcast 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Docum</text:span><text:span text:style-name="T6">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Docum</text:span><text:span text:style-name="T6">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  <text:p><text:span text:style-name="T4"/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9</text:p>
          </table:table-cell>
          <table:table-cell table:style-name="ce24" office:value-type="string">
            <text:p>Create/edit/delete <text:s/>Picture on head layout Webcontent document</text:p>
          </table:table-cell>
          <table:table-cell table:style-name="ce37" office:value-type="string">
            <text:p><text:span text:style-name="T8">Create </text:span><text:span text:style-name="T8">Picture </text:span><text:span text:style-name="T8">on head </text:span><text:span text:style-name="T8">layout </text:span><text:span text:style-name="T8">webcon</text:span><text:span text:style-name="T8">te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Free </text:span><text:span text:style-name="T4">layout </text:span><text:span text:style-name="T4">webcont</text:span><text:span text:style-name="T4">ent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6">Picture </text:span><text:span text:style-name="T6">on head</text:span><text:span text:style-name="T8"> </text:span><text:span text:style-name="T8">layout </text:span><text:span text:style-name="T8">webcon</text:span><text:span text:style-name="T8">t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6">Picture </text:span><text:span text:style-name="T6">on head</text:span><text:span text:style-name="T8"> </text:span><text:span text:style-name="T8">layout </text:span><text:span text:style-name="T8">webcon</text:span><text:span text:style-name="T8">tent</text:span></text:p>
            <text:p><text:span text:style-name="T18">- Right </text:span><text:span text:style-name="T18">click on </text:span><text:span text:style-name="T18">docume</text:span><text:span text:style-name="T18">nt, and </text:span><text:span text:style-name="T18">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Picture on head<text:span text:style-name="T17"> </text:span><text:span text:style-name="T17">layout </text:span><text:span text:style-name="T17">webcont</text:span><text:span text:style-name="T17">ent</text:span> is creat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45" table:number-columns-repeated="2"/>
          <table:table-cell table:style-name="ce50" office:value-type="string">
            <text:p>High</text:p>
          </table:table-cell>
          <table:table-cell table:style-name="ce47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0</text:p>
          </table:table-cell>
          <table:table-cell table:style-name="ce24" office:value-type="string">
            <text:p>Create/edit/delete <text:s/>Free layout Webcontent document</text:p>
          </table:table-cell>
          <table:table-cell table:style-name="ce37" office:value-type="string">
            <text:p><text:span text:style-name="T8">Create </text:span><text:span text:style-name="T8">Free </text:span><text:span text:style-name="T8">layout </text:span><text:span text:style-name="T8">webcon</text:span><text:span text:style-name="T8">tent</text:span></text:p>
            <text:p><text:span text:style-name="T4">- Click </text:span><text:span text:style-name="T4">on Add </text:span><text:span text:style-name="T4">Docume</text:span><text:span text:style-name="T4">nt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Select </text:span><text:span text:style-name="T4">type of </text:span><text:span text:style-name="T4">docume</text:span><text:span text:style-name="T4">nt :Free </text:span><text:span text:style-name="T4">layout </text:span><text:span text:style-name="T4">webcont</text:span><text:span text:style-name="T4">ent</text:span></text:p>
            <text:p><text:span text:style-name="T4">- Put </text:span><text:span text:style-name="T4">name </text:span><text:span text:style-name="T4">for </text:span><text:span text:style-name="T4">docume</text:span><text:span text:style-name="T4">nt and </text:span><text:span text:style-name="T4">other </text:span><text:span text:style-name="T4">required </text:span><text:span text:style-name="T4">field</text:span></text:p>
            <text:p><text:span text:style-name="T4">- Click </text:span><text:span text:style-name="T4">Save</text:span></text:p>
            <text:p><text:span text:style-name="T6">Edit </text:span><text:span text:style-name="T8">Free </text:span><text:span text:style-name="T8">layout </text:span><text:span text:style-name="T8">webcon</text:span><text:span text:style-name="T8">tent</text:span></text:p>
            <text:p><text:span text:style-name="T4">- Open </text:span><text:span text:style-name="T4">the </text:span><text:span text:style-name="T4">docume</text:span><text:span text:style-name="T4">nt</text:span></text:p>
            <text:p><text:span text:style-name="T4">- Click </text:span><text:span text:style-name="T4">Edit </text:span><text:span text:style-name="T4">docume</text:span><text:span text:style-name="T4">nt on </text:span><text:span text:style-name="T4">action </text:span><text:span text:style-name="T4">bar, </text:span><text:span text:style-name="T4">perform </text:span><text:span text:style-name="T4">to edit it</text:span></text:p>
            <text:p><text:span text:style-name="T4">- Click </text:span><text:span text:style-name="T4">Save</text:span></text:p>
            <text:p><text:span text:style-name="T6">Delete </text:span><text:span text:style-name="T8">Free </text:span><text:span text:style-name="T8">layout </text:span><text:span text:style-name="T8">webcon</text:span><text:span text:style-name="T8">tent</text:span></text:p>
            <text:p><text:span text:style-name="T19">- Right </text:span><text:span text:style-name="T19">click on </text:span><text:span text:style-name="T19">docume</text:span><text:span text:style-name="T19">nt, and </text:span><text:span text:style-name="T19">choose </text:span><text:span text:style-name="T8">Delete</text:span><text:span text:style-name="T19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<text:span text:style-name="T17">Free </text:span><text:span text:style-name="T17">layout </text:span><text:span text:style-name="T17">webcont</text:span><text:span text:style-name="T17">ent</text:span> is creat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45" table:number-columns-repeated="2"/>
          <table:table-cell table:style-name="ce50" office:value-type="string">
            <text:p>High</text:p>
          </table:table-cell>
          <table:table-cell table:style-name="ce47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1</text:p>
          </table:table-cell>
          <table:table-cell table:style-name="ce24" office:value-type="string">
            <text:p>Upload a file</text:p>
          </table:table-cell>
          <table:table-cell table:style-name="ce37" office:value-type="string">
            <text:p><text:span text:style-name="T4">- Click </text:span><text:span text:style-name="T4">on </text:span><text:span text:style-name="T6">Upload</text:span><text:span text:style-name="T4"> </text:span><text:span text:style-name="T4">file icon </text:span><text:span text:style-name="T4">in action </text:span><text:span text:style-name="T4">bar or </text:span><text:span text:style-name="T4">right </text:span><text:span text:style-name="T4">click on </text:span><text:span text:style-name="T4">the main </text:span><text:span text:style-name="T4">pane</text:span></text:p>
            <text:p><text:span text:style-name="T4">- </text:span><text:span text:style-name="T4">Browse </text:span><text:span text:style-name="T4">a file to </text:span><text:span text:style-name="T4">upload</text:span></text:p>
            <text:p><text:span text:style-name="T4">- Click </text:span><text:span text:style-name="T6">Save</text:span></text:p>
          </table:table-cell>
          <table:table-cell table:style-name="ce37" office:value-type="string">
            <text:p>File is upload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2</text:p>
          </table:table-cell>
          <table:table-cell table:style-name="ce24" office:value-type="string">
            <text:p>Copy/paste a node</text:p>
          </table:table-cell>
          <table:table-cell table:style-name="ce19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37" office:value-type="string">
            <text:p>Node is pasted into destination node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/>
          <table:table-cell table:style-name="ce19" office:value-type="string">
            <text:p>Action in action bar</text:p>
          </table:table-cell>
          <table:table-cell table:style-name="ce21" office:value-type="string">
            <text:p>SNF_ECMS_33</text:p>
          </table:table-cell>
          <table:table-cell table:style-name="ce24" office:value-type="string">
            <text:p>Cut/paste a node</text:p>
          </table:table-cell>
          <table:table-cell table:style-name="ce19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37" office:value-type="string">
            <text:p>Node is pasted into destination node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4</text:p>
          </table:table-cell>
          <table:table-cell table:style-name="ce24" office:value-type="string">
            <text:p>Lock/Unlock a node</text:p>
          </table:table-cell>
          <table:table-cell table:style-name="ce36" office:value-type="string">
            <text:p><text:span text:style-name="T4">- Right </text:span><text:span text:style-name="T4">click on </text:span><text:span text:style-name="T4">a node </text:span><text:span text:style-name="T4">and </text:span><text:span text:style-name="T4">select </text:span><text:span text:style-name="T6">Lock</text:span></text:p>
            <text:p><text:span text:style-name="T4">- Right </text:span><text:span text:style-name="T4">click on </text:span><text:span text:style-name="T4">locked </text:span><text:span text:style-name="T4">node </text:span><text:span text:style-name="T4">and </text:span><text:span text:style-name="T4">select </text:span><text:span text:style-name="T6">Unlock</text:span></text:p>
          </table:table-cell>
          <table:table-cell table:style-name="ce37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5</text:p>
          </table:table-cell>
          <table:table-cell table:style-name="ce24" office:value-type="string">
            <text:p>Rename a node</text:p>
          </table:table-cell>
          <table:table-cell table:style-name="ce36" office:value-type="string">
            <text:p><text:span text:style-name="T4">- Right </text:span><text:span text:style-name="T4">click on </text:span><text:span text:style-name="T4">a node </text:span><text:span text:style-name="T4">and </text:span><text:span text:style-name="T4">select </text:span><text:span text:style-name="T6">Rename</text:span></text:p>
            <text:p><text:span text:style-name="T4">- Put </text:span><text:span text:style-name="T4">new </text:span><text:span text:style-name="T4">name </text:span><text:span text:style-name="T4">for node</text:span></text:p>
            <text:p><text:span text:style-name="T4">- Click </text:span><text:span text:style-name="T6">Save</text:span></text:p>
          </table:table-cell>
          <table:table-cell table:style-name="ce37" office:value-type="string">
            <text:p>Node is renam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6</text:p>
          </table:table-cell>
          <table:table-cell table:style-name="ce24" office:value-type="string">
            <text:p>Add symlink for node</text:p>
          </table:table-cell>
          <table:table-cell table:style-name="ce19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37" office:value-type="string">
            <text:p>Node is added symlink <text:s/>successfully. Show symlink node as a child node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7</text:p>
          </table:table-cell>
          <table:table-cell table:style-name="ce24" office:value-type="string">
            <text:p>Add/Remove Favorite</text:p>
          </table:table-cell>
          <table:table-cell table:style-name="ce36" office:value-type="string">
            <text:p>Add to Favorite</text:p>
            <text:p><text:span text:style-name="T6">- </text:span><text:span text:style-name="T12">Right </text:span><text:span text:style-name="T12">click on </text:span><text:span text:style-name="T12">a node</text:span></text:p>
            <text:p><text:span text:style-name="T12">- </text:span><text:span text:style-name="T12">Choose </text:span><text:span text:style-name="T12">Add to </text:span><text:span text:style-name="T12">Favorite </text:span><text:span text:style-name="T12">option</text:span></text:p>
            <text:p><text:span text:style-name="T6">Remove </text:span><text:span text:style-name="T6">Favorite</text:span></text:p>
            <text:p><text:span text:style-name="T6">- </text:span><text:span text:style-name="T12">Perform </text:span><text:span text:style-name="T12">to add </text:span><text:span text:style-name="T12">favorite </text:span><text:span text:style-name="T12">for a </text:span><text:span text:style-name="T12">node</text:span></text:p>
            <text:p><text:span text:style-name="T12">- Right </text:span><text:span text:style-name="T12">click on </text:span><text:span text:style-name="T12">the </text:span><text:span text:style-name="T12">node, </text:span><text:span text:style-name="T12">choose </text:span><text:span text:style-name="T12">Remove </text:span><text:span text:style-name="T12">form </text:span><text:span text:style-name="T12">Favorite </text:span><text:span text:style-name="T12">option</text:span></text:p>
          </table:table-cell>
          <table:table-cell table:style-name="ce37" office:value-type="string">
            <text:p>Add/Remove favorite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8</text:p>
          </table:table-cell>
          <table:table-cell table:style-name="ce25" office:value-type="string">
            <text:p>Download and Allow Edition</text:p>
          </table:table-cell>
          <table:table-cell table:style-name="ce38" office:value-type="string">
            <text:p><text:span text:style-name="T20">- Go to a </text:span><text:span text:style-name="T20">driver</text:span></text:p>
            <text:p><text:span text:style-name="T20">- Right </text:span><text:span text:style-name="T20">click on </text:span><text:span text:style-name="T20">a node </text:span><text:span text:style-name="T20">and </text:span><text:span text:style-name="T20">choose </text:span><text:span text:style-name="T6">Downlo</text:span><text:span text:style-name="T6">ad and </text:span><text:span text:style-name="T6">Allow </text:span><text:span text:style-name="T6">Edition</text:span></text:p>
          </table:table-cell>
          <table:table-cell table:style-name="ce37" office:value-type="string">
            <text:p>The structure or the content of node appears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9</text:p>
          </table:table-cell>
          <table:table-cell table:style-name="ce25" office:value-type="string">
            <text:p>Copy URL to Clipboard</text:p>
          </table:table-cell>
          <table:table-cell table:style-name="ce38" office:value-type="string">
            <text:p><text:span text:style-name="T20">- Go to a </text:span><text:span text:style-name="T20">driver</text:span></text:p>
            <text:p><text:span text:style-name="T20">- Right </text:span><text:span text:style-name="T20">click on </text:span><text:span text:style-name="T20">a node </text:span><text:span text:style-name="T20">and </text:span><text:span text:style-name="T20">choose </text:span><text:span text:style-name="T6">Copy </text:span><text:span text:style-name="T6">URL to </text:span><text:span text:style-name="T6">Clipboa</text:span><text:span text:style-name="T6">rd</text:span></text:p>
          </table:table-cell>
          <table:table-cell table:style-name="ce37" office:value-type="string">
            <text:p>The path of node is copied to Clipboard. Can paste on a document on Machine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0</text:p>
          </table:table-cell>
          <table:table-cell table:style-name="ce24" office:value-type="string">
            <text:p>Drag and drop node</text:p>
          </table:table-cell>
          <table:table-cell table:style-name="ce36" office:value-type="string">
            <text:p>- <text:span text:style-name="T6">Cr</text:span><text:span text:style-name="T12">eate </text:span><text:span text:style-name="T12">2 nodes</text:span></text:p>
            <text:p><text:span text:style-name="T12">- </text:span><text:span text:style-name="T12">Perform </text:span><text:span text:style-name="T12">to drag </text:span><text:span text:style-name="T12">a node </text:span><text:span text:style-name="T12">and </text:span><text:span text:style-name="T12">drop to </text:span><text:span text:style-name="T12">another</text:span></text:p>
          </table:table-cell>
          <table:table-cell table:style-name="ce37" office:value-type="string">
            <text:p>Drag and drop node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1</text:p>
          </table:table-cell>
          <table:table-cell table:style-name="ce26" office:value-type="string">
            <text:p>Manage Private tag (Add/Edit/Delete)</text:p>
          </table:table-cell>
          <table:table-cell table:style-name="ce39" office:value-type="string">
            <text:p><text:span text:style-name="T6">Add tag</text:span></text:p>
            <text:p><text:span text:style-name="T4">- Select </text:span><text:span text:style-name="T4">a </text:span><text:span text:style-name="T4">docume</text:span><text:span text:style-name="T4">nt or </text:span><text:span text:style-name="T4">uploade</text:span><text:span text:style-name="T4">d file</text:span></text:p>
            <text:p><text:span text:style-name="T4">- Click </text:span><text:span text:style-name="T4">on </text:span><text:span text:style-name="T4">Tagging </text:span><text:span text:style-name="T4">this </text:span><text:span text:style-name="T4">docume</text:span><text:span text:style-name="T4">nt button </text:span><text:span text:style-name="T4">in the </text:span><text:span text:style-name="T4">action </text:span><text:span text:style-name="T4">bar </text:span></text:p>
            <text:p><text:span text:style-name="T4">- </text:span><text:span text:style-name="T4">Choose </text:span><text:span text:style-name="T4">Private </text:span><text:span text:style-name="T4">tag</text:span></text:p>
            <text:p><text:span text:style-name="T4">- Put </text:span><text:span text:style-name="T4">name </text:span><text:span text:style-name="T4">for a tag</text:span></text:p>
            <text:p><text:span text:style-name="T4">- Click </text:span><text:span text:style-name="T4">Save </text:span><text:span text:style-name="T4">button</text:span></text:p>
            <text:p><text:span text:style-name="T6">Edit </text:span><text:span text:style-name="T6">Tag</text:span></text:p>
            <text:p><text:span text:style-name="T6">- </text:span><text:span text:style-name="T12">Click </text:span><text:span text:style-name="T12">Tag </text:span><text:span text:style-name="T12">cloud on </text:span><text:span text:style-name="T12">side bar</text:span></text:p>
            <text:p><text:span text:style-name="T12">- Click </text:span><text:span text:style-name="T12">Edit </text:span><text:span text:style-name="T12">private </text:span><text:span text:style-name="T12">tags </text:span><text:span text:style-name="T12">icon</text:span></text:p>
            <text:p><text:span text:style-name="T12">- Click </text:span><text:span text:style-name="T12">correspo</text:span><text:span text:style-name="T12">nding </text:span><text:span text:style-name="T12">Edit of </text:span><text:span text:style-name="T12">tag</text:span></text:p>
            <text:p><text:span text:style-name="T12">- </text:span><text:span text:style-name="T12">Change </text:span><text:span text:style-name="T12">name</text:span></text:p>
            <text:p><text:span text:style-name="T12">- Click </text:span><text:span text:style-name="T12">Save</text:span></text:p>
            <text:p><text:span text:style-name="T6">Delete </text:span><text:span text:style-name="T6">Tag</text:span></text:p>
            <text:p><text:span text:style-name="T8">- </text:span><text:span text:style-name="T17">Click </text:span><text:span text:style-name="T17">Tag </text:span><text:span text:style-name="T17">cloud on </text:span><text:span text:style-name="T17">side bar</text:span></text:p>
            <text:p><text:span text:style-name="T17">- Click </text:span><text:span text:style-name="T17">Edit </text:span><text:span text:style-name="T17">private </text:span><text:span text:style-name="T17">tags </text:span><text:span text:style-name="T17">icon</text:span></text:p>
            <text:p><text:span text:style-name="T17">- Click </text:span><text:span text:style-name="T17">correspo</text:span><text:span text:style-name="T17">nding </text:span><text:span text:style-name="T17">Remove </text:span><text:span text:style-name="T17">Tag of </text:span><text:span text:style-name="T17">tag</text:span></text:p>
            <text:p/>
          </table:table-cell>
          <table:table-cell table:style-name="ce37" office:value-type="string">
            <text:p>Node is added tag. You can find document using tag in Tag cloud of FE </text:p>
            <text:p><text:span text:style-name="T7">- The </text:span><text:span text:style-name="T7">Tag is </text:span><text:span text:style-name="T7">Edited/D</text:span><text:span text:style-name="T7">eleted</text:span>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2</text:p>
          </table:table-cell>
          <table:table-cell table:style-name="ce26" office:value-type="string">
            <text:p>Manage Public tag (Add/Edit/Delete) </text:p>
          </table:table-cell>
          <table:table-cell table:style-name="ce39" office:value-type="string">
            <text:p><text:span text:style-name="T6">Add tag</text:span></text:p>
            <text:p><text:span text:style-name="T4">- Select </text:span><text:span text:style-name="T4">a </text:span><text:span text:style-name="T4">docume</text:span><text:span text:style-name="T4">nt or </text:span><text:span text:style-name="T4">uploade</text:span><text:span text:style-name="T4">d file</text:span></text:p>
            <text:p><text:span text:style-name="T4">- Click </text:span><text:span text:style-name="T4">on </text:span><text:span text:style-name="T4">Tagging </text:span><text:span text:style-name="T4">this </text:span><text:span text:style-name="T4">docume</text:span><text:span text:style-name="T4">nt button </text:span><text:span text:style-name="T4">in the </text:span><text:span text:style-name="T4">action </text:span><text:span text:style-name="T4">bar </text:span></text:p>
            <text:p><text:span text:style-name="T4">- </text:span><text:span text:style-name="T4">Choose </text:span><text:span text:style-name="T4">Public </text:span><text:span text:style-name="T4">tag</text:span></text:p>
            <text:p><text:span text:style-name="T4">- Put </text:span><text:span text:style-name="T4">name </text:span><text:span text:style-name="T4">for a tag</text:span></text:p>
            <text:p><text:span text:style-name="T4">- Click </text:span><text:span text:style-name="T4">Save </text:span><text:span text:style-name="T4">button</text:span></text:p>
            <text:p><text:span text:style-name="T8">Edit </text:span><text:span text:style-name="T8">Tag</text:span></text:p>
            <text:p><text:span text:style-name="T8">- </text:span><text:span text:style-name="T17">Click </text:span><text:span text:style-name="T17">Tag </text:span><text:span text:style-name="T17">cloud on </text:span><text:span text:style-name="T17">side bar</text:span></text:p>
            <text:p><text:span text:style-name="T17">- Click </text:span><text:span text:style-name="T17">Edit </text:span><text:span text:style-name="T17">private </text:span><text:span text:style-name="T17">tags </text:span><text:span text:style-name="T17">icon</text:span></text:p>
            <text:p><text:span text:style-name="T17">- Click </text:span><text:span text:style-name="T17">correspo</text:span><text:span text:style-name="T17">nding </text:span><text:span text:style-name="T17">Edit of </text:span><text:span text:style-name="T17">tag</text:span></text:p>
            <text:p><text:span text:style-name="T17">- </text:span><text:span text:style-name="T17">Change </text:span><text:span text:style-name="T17">name</text:span></text:p>
            <text:p><text:span text:style-name="T17">- Click </text:span><text:span text:style-name="T17">Save</text:span></text:p>
            <text:p><text:span text:style-name="T8">Delete </text:span><text:span text:style-name="T8">Tag</text:span></text:p>
            <text:p><text:span text:style-name="T8">- </text:span><text:span text:style-name="T17">Click </text:span><text:span text:style-name="T17">Tag </text:span><text:span text:style-name="T17">cloud on </text:span><text:span text:style-name="T17">side bar</text:span></text:p>
            <text:p><text:span text:style-name="T17">- Click </text:span><text:span text:style-name="T17">Edit </text:span><text:span text:style-name="T17">private </text:span><text:span text:style-name="T17">tags </text:span><text:span text:style-name="T17">icon</text:span></text:p>
            <text:p><text:span text:style-name="T17">- Click </text:span><text:span text:style-name="T17">correspo</text:span><text:span text:style-name="T17">nding </text:span><text:span text:style-name="T17">Remove </text:span><text:span text:style-name="T17">Tag of </text:span><text:span text:style-name="T17">tag</text:span></text:p>
            <text:p/>
          </table:table-cell>
          <table:table-cell table:style-name="ce37" office:value-type="string">
            <text:p>Node is added tag. You can find document using tag in Tag cloud of FE </text:p>
            <text:p>- The Tag is Edited/Dele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table:number-columns-repeated="2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3</text:p>
          </table:table-cell>
          <table:table-cell table:style-name="ce27" office:value-type="string">
            <text:p>Add language for document/uploaded file</text:p>
          </table:table-cell>
          <table:table-cell table:style-name="ce40" office:value-type="string">
            <text:p><text:s/><text:span text:style-name="T4">- Select </text:span><text:span text:style-name="T4">a </text:span><text:span text:style-name="T4">docume</text:span><text:span text:style-name="T4">nt or </text:span><text:span text:style-name="T4">uploade</text:span><text:span text:style-name="T4">d file</text:span></text:p>
            <text:p><text:span text:style-name="T4">- Click </text:span><text:span text:style-name="T4">on </text:span><text:span text:style-name="T4">“Add/Edi</text:span><text:span text:style-name="T4">t localize </text:span><text:span text:style-name="T4">content” </text:span><text:span text:style-name="T4">icon in </text:span><text:span text:style-name="T4">the </text:span><text:span text:style-name="T4">action </text:span><text:span text:style-name="T4">bar </text:span></text:p>
            <text:p><text:span text:style-name="T4">- Select </text:span><text:span text:style-name="T4">“Add </text:span><text:span text:style-name="T4">Languag</text:span><text:span text:style-name="T4">e” tab</text:span></text:p>
            <text:p><text:span text:style-name="T4">- Select </text:span><text:span text:style-name="T4">new </text:span><text:span text:style-name="T4">languag</text:span><text:span text:style-name="T4">e</text:span></text:p>
            <text:p><text:span text:style-name="T4">- Put </text:span><text:span text:style-name="T4">content </text:span><text:span text:style-name="T4">for new </text:span><text:span text:style-name="T4">languag</text:span><text:span text:style-name="T4">e</text:span></text:p>
            <text:p><text:span text:style-name="T4">- Click </text:span><text:span text:style-name="T4">Save </text:span><text:span text:style-name="T4">button</text:span></text:p>
          </table:table-cell>
          <table:table-cell table:style-name="ce37" office:value-type="string">
            <text:p>Document/Uploaded file is added new language. You can see content of new language by select language in “View language” tab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4</text:p>
          </table:table-cell>
          <table:table-cell table:style-name="ce27" office:value-type="string">
            <text:p>Vote for document/uploaded file</text:p>
          </table:table-cell>
          <table:table-cell table:style-name="ce40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37" office:value-type="string">
            <text:p>The node is voted 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5</text:p>
          </table:table-cell>
          <table:table-cell table:style-name="ce27" office:value-type="string">
            <text:p>Manage Comment (Add/Edit/Delete)</text:p>
          </table:table-cell>
          <table:table-cell table:style-name="ce41" office:value-type="string">
            <text:p>Add a comment</text:p>
            <text:p><text:span text:style-name="T4">- Select </text:span><text:span text:style-name="T4">a </text:span><text:span text:style-name="T4">docume</text:span><text:span text:style-name="T4">nt or </text:span><text:span text:style-name="T4">uploade</text:span><text:span text:style-name="T4">d file</text:span></text:p>
            <text:p><text:span text:style-name="T4">- Click </text:span><text:span text:style-name="T4">on “Add </text:span><text:span text:style-name="T4">Comme</text:span><text:span text:style-name="T4">nt” icon </text:span><text:span text:style-name="T4">in the </text:span><text:span text:style-name="T4">action </text:span><text:span text:style-name="T4">bar </text:span></text:p>
            <text:p><text:span text:style-name="T4">- Put </text:span><text:span text:style-name="T4">content </text:span><text:span text:style-name="T4">for </text:span><text:span text:style-name="T4">commen</text:span><text:span text:style-name="T4">t</text:span></text:p>
            <text:p><text:span text:style-name="T4">- Click </text:span><text:span text:style-name="T4">Save </text:span><text:span text:style-name="T4">button</text:span></text:p>
            <text:p><text:span text:style-name="T6">Edit a </text:span><text:span text:style-name="T6">comme</text:span><text:span text:style-name="T6">nt</text:span></text:p>
            <text:p><text:span text:style-name="T12">- Show </text:span><text:span text:style-name="T12">commen</text:span><text:span text:style-name="T12">t, click </text:span><text:span text:style-name="T12">on Edit </text:span><text:span text:style-name="T12">icon, </text:span><text:span text:style-name="T12">perform </text:span><text:span text:style-name="T12">to edit</text:span></text:p>
            <text:p><text:span text:style-name="T6">Delete a </text:span><text:span text:style-name="T6">comme</text:span><text:span text:style-name="T6">nt</text:span></text:p>
            <text:p><text:span text:style-name="T12">- Show </text:span><text:span text:style-name="T12">the </text:span><text:span text:style-name="T12">commen</text:span><text:span text:style-name="T12">t, click </text:span><text:span text:style-name="T12">on </text:span><text:span text:style-name="T12">Delete </text:span><text:span text:style-name="T12">icon </text:span><text:span text:style-name="T12">,click </text:span><text:span text:style-name="T12">OK</text:span></text:p>
          </table:table-cell>
          <table:table-cell table:style-name="ce37" office:value-type="string">
            <text:p>You can see the comment at the bottom of document/uploaded file. You can edit content of comment or deleted it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6</text:p>
          </table:table-cell>
          <table:table-cell table:style-name="ce24" office:value-type="string">
            <text:p>Manage version (Add/View/Restore/Compare/Delete)</text:p>
          </table:table-cell>
          <table:table-cell table:style-name="ce36" office:value-type="string">
            <text:p><text:span text:style-name="T4">- Select </text:span><text:span text:style-name="T4">1 node </text:span><text:span text:style-name="T4">and </text:span><text:span text:style-name="T4">activate </text:span><text:span text:style-name="T4">version </text:span><text:span text:style-name="T4">for this </text:span><text:span text:style-name="T4">node</text:span></text:p>
            <text:p><text:span text:style-name="T4">- Right </text:span><text:span text:style-name="T4">click on </text:span><text:span text:style-name="T4">this </text:span><text:span text:style-name="T4">node </text:span><text:span text:style-name="T4">and </text:span><text:span text:style-name="T4">select </text:span><text:span text:style-name="T4">“Check </text:span><text:span text:style-name="T4">in” and </text:span><text:span text:style-name="T4">then </text:span><text:span text:style-name="T4">“Check </text:span><text:span text:style-name="T4">out”</text:span></text:p>
            <text:p><text:span text:style-name="T4">- Add </text:span><text:span text:style-name="T4">more </text:span><text:span text:style-name="T4">version </text:span><text:span text:style-name="T4">for node </text:span><text:span text:style-name="T4">by right </text:span><text:span text:style-name="T4">click and </text:span><text:span text:style-name="T4">select </text:span><text:span text:style-name="T4">“Check </text:span><text:span text:style-name="T4">in” and </text:span><text:span text:style-name="T4">then </text:span><text:span text:style-name="T4">“Check </text:span><text:span text:style-name="T4">out”</text:span></text:p>
            <text:p><text:span text:style-name="T4">- Open </text:span><text:span text:style-name="T4">“Version </text:span><text:span text:style-name="T4">Infor” </text:span><text:span text:style-name="T4">pop-up</text:span></text:p>
            <text:p><text:span text:style-name="T4">- Click </text:span><text:span text:style-name="T4">on </text:span><text:span text:style-name="T4">“Restore</text:span><text:span text:style-name="T4">” icon</text:span></text:p>
            <text:p><text:span text:style-name="T4">- Click </text:span><text:span text:style-name="T4">on </text:span><text:span text:style-name="T4">“Delete” </text:span><text:span text:style-name="T4">icon</text:span></text:p>
            <text:p><text:span text:style-name="T4">- If node </text:span><text:span text:style-name="T4">is nt:file, </text:span><text:span text:style-name="T4">you can </text:span><text:span text:style-name="T4">compare </text:span><text:span text:style-name="T4">between </text:span><text:span text:style-name="T4">versions </text:span><text:span text:style-name="T4">by </text:span><text:span text:style-name="T4">clicking </text:span><text:span text:style-name="T4">Compar</text:span><text:span text:style-name="T4">e icon</text:span></text:p>
            <text:p/>
          </table:table-cell>
          <table:table-cell table:style-name="ce37" office:value-type="string">
            <text:p>- Node is added a version</text:p>
            <text:p>- Selected version become base version</text:p>
            <text:p>- Selected version is restore/compare/dele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7</text:p>
          </table:table-cell>
          <table:table-cell table:style-name="ce24" office:value-type="string">
            <text:p>Manage Publication</text:p>
          </table:table-cell>
          <table:table-cell table:style-name="ce42" office:value-type="string">
            <text:p>Change from draft to <text:span text:style-name="T6">Publish</text:span><text:span text:style-name="T6">ed</text:span></text:p>
            <text:p><text:span text:style-name="T12">- Select </text:span><text:span text:style-name="T12">a </text:span><text:span text:style-name="T12">docume</text:span><text:span text:style-name="T12">nt/Uploa</text:span><text:span text:style-name="T12">ded file</text:span></text:p>
            <text:p><text:span text:style-name="T12">- Click </text:span><text:span text:style-name="T12">on </text:span><text:span text:style-name="T12">“Manag</text:span><text:span text:style-name="T12">e </text:span><text:span text:style-name="T12">Publicati</text:span><text:span text:style-name="T12">on” icon </text:span><text:span text:style-name="T12">in the </text:span><text:span text:style-name="T12">action </text:span><text:span text:style-name="T12">bar</text:span></text:p>
            <text:p><text:span text:style-name="T12">- Click </text:span><text:span text:style-name="T12">on </text:span><text:span text:style-name="T12">Publishe</text:span><text:span text:style-name="T12">d</text:span></text:p>
            <text:p><text:span text:style-name="T21">Change </text:span><text:span text:style-name="T21">from </text:span><text:span text:style-name="T21">Publish</text:span><text:span text:style-name="T21">ed to </text:span><text:span text:style-name="T21">Obsolet</text:span><text:span text:style-name="T21">ed</text:span></text:p>
            <text:p><text:span text:style-name="T12">- </text:span><text:span text:style-name="T12">Choose </text:span><text:span text:style-name="T12">version </text:span><text:span text:style-name="T12">is being </text:span><text:span text:style-name="T12">in </text:span><text:span text:style-name="T12">Publishe</text:span><text:span text:style-name="T12">d</text:span></text:p>
            <text:p><text:span text:style-name="T12">- Click </text:span><text:span text:style-name="T12">Obsolet</text:span><text:span text:style-name="T12">e button</text:span></text:p>
            <text:p><text:span text:style-name="T21"/></text:p>
          </table:table-cell>
          <table:table-cell table:style-name="ce45" office:value-type="string">
            <text:p>Document/Uploaded file is published/Obsolete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8</text:p>
          </table:table-cell>
          <table:table-cell table:style-name="ce25" office:value-type="string">
            <text:p>Manage Category (Add/Delete)</text:p>
          </table:table-cell>
          <table:table-cell table:style-name="ce43" office:value-type="string">
            <text:p>Add category for node</text:p>
            <text:p><text:span text:style-name="T12">- Select </text:span><text:span text:style-name="T12">a </text:span><text:span text:style-name="T12">docume</text:span><text:span text:style-name="T12">nt/Uploa</text:span><text:span text:style-name="T12">ded file</text:span></text:p>
            <text:p><text:span text:style-name="T12">- Click </text:span><text:span text:style-name="T12">on </text:span><text:span text:style-name="T12">“Manag</text:span><text:span text:style-name="T12">e </text:span><text:span text:style-name="T12">Categor</text:span><text:span text:style-name="T12">y” icon </text:span><text:span text:style-name="T12">in the </text:span><text:span text:style-name="T12">action </text:span><text:span text:style-name="T12">bar</text:span></text:p>
            <text:p><text:span text:style-name="T12">- Select </text:span><text:span text:style-name="T12">category </text:span><text:span text:style-name="T12">to add </text:span><text:span text:style-name="T12">for </text:span><text:span text:style-name="T12">docume</text:span><text:span text:style-name="T12">nt/Uploa</text:span><text:span text:style-name="T12">ded file</text:span></text:p>
            <text:p><text:span text:style-name="T21">Delete </text:span><text:span text:style-name="T21">categor</text:span><text:span text:style-name="T21">y</text:span></text:p>
            <text:p><text:span text:style-name="T12">- Click </text:span><text:span text:style-name="T12">on </text:span><text:span text:style-name="T12">correspo</text:span><text:span text:style-name="T12">nding </text:span><text:span text:style-name="T12">Delete </text:span><text:span text:style-name="T12">icon of </text:span><text:span text:style-name="T12">category</text:span></text:p>
          </table:table-cell>
          <table:table-cell table:style-name="ce51" office:value-type="string">
            <text:p>Document/uploaded file is added category.</text:p>
            <text:p>- Document/uploaded file is not added category.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9</text:p>
          </table:table-cell>
          <table:table-cell table:style-name="ce25" office:value-type="string">
            <text:p>Manage Relation (Add/Delete/Show/Hide)</text:p>
          </table:table-cell>
          <table:table-cell table:style-name="ce37" office:value-type="string">
            <text:p><text:span text:style-name="T6">Add </text:span><text:span text:style-name="T6">Relatio</text:span><text:span text:style-name="T6">n</text:span></text:p>
            <text:p><text:span text:style-name="T4">- Select </text:span><text:span text:style-name="T4">a node</text:span></text:p>
            <text:p><text:span text:style-name="T4">- Click </text:span><text:span text:style-name="T4">on </text:span><text:span text:style-name="T4">“Manag</text:span><text:span text:style-name="T4">e </text:span><text:span text:style-name="T4">Relation</text:span><text:span text:style-name="T4">” icon in </text:span><text:span text:style-name="T4">the </text:span><text:span text:style-name="T4">action </text:span><text:span text:style-name="T4">bar</text:span></text:p>
            <text:p><text:span text:style-name="T4">- Go to </text:span><text:span text:style-name="T4">Select </text:span><text:span text:style-name="T4">Relation </text:span><text:span text:style-name="T4">tab</text:span></text:p>
            <text:p><text:span text:style-name="T4">- Select </text:span><text:span text:style-name="T4">docume</text:span><text:span text:style-name="T4">nt to add </text:span><text:span text:style-name="T4">relation </text:span><text:span text:style-name="T4">for </text:span><text:span text:style-name="T4">docume</text:span><text:span text:style-name="T4">nt/uploa</text:span><text:span text:style-name="T4">ded file</text:span></text:p>
            <text:p><text:span text:style-name="T6">Delete </text:span><text:span text:style-name="T6">relation</text:span></text:p>
            <text:p><text:span text:style-name="T4">- Go to </text:span><text:span text:style-name="T4">Manage </text:span><text:span text:style-name="T4">relation </text:span><text:span text:style-name="T4">list tab</text:span></text:p>
            <text:p><text:span text:style-name="T4">- Click </text:span><text:span text:style-name="T4">on </text:span><text:span text:style-name="T4">correspo</text:span><text:span text:style-name="T4">nding </text:span><text:span text:style-name="T4">Delete </text:span><text:span text:style-name="T4">icon of </text:span><text:span text:style-name="T4">Relation </text:span></text:p>
            <text:p><text:span text:style-name="T8">Show </text:span><text:span text:style-name="T8">Relatio</text:span><text:span text:style-name="T8">n</text:span></text:p>
            <text:p><text:span text:style-name="T17">- Select </text:span><text:span text:style-name="T17">the node </text:span><text:span text:style-name="T17">which Is </text:span><text:span text:style-name="T17">added </text:span><text:span text:style-name="T17">relation</text:span></text:p>
            <text:p><text:span text:style-name="T7">- Click </text:span><text:span text:style-name="T7">Show/Hi</text:span><text:span text:style-name="T7">de </text:span><text:span text:style-name="T7">Relation </text:span><text:span text:style-name="T7">icon on </text:span><text:span text:style-name="T7">action </text:span><text:span text:style-name="T7">bar</text:span></text:p>
            <text:p><text:span text:style-name="T8">Hide </text:span><text:span text:style-name="T8">Relatio</text:span><text:span text:style-name="T8">n</text:span></text:p>
            <text:p><text:span text:style-name="T7">- Click </text:span><text:span text:style-name="T7">Show/Hi</text:span><text:span text:style-name="T7">de </text:span><text:span text:style-name="T7">Relation </text:span><text:span text:style-name="T7">icon on </text:span><text:span text:style-name="T7">action </text:span><text:span text:style-name="T7">bar </text:span><text:span text:style-name="T7">again</text:span></text:p>
          </table:table-cell>
          <table:table-cell table:style-name="ce37" office:value-type="string">
            <text:p>Node is added /Delete relation</text:p>
            <text:p>- Relation of Node is shown/hidden 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0</text:p>
          </table:table-cell>
          <table:table-cell table:style-name="ce25" office:value-type="string">
            <text:p>Manage Action (Add/View/Edit/Delete)</text:p>
          </table:table-cell>
          <table:table-cell table:style-name="ce37" office:value-type="string">
            <text:p><text:span text:style-name="T3">Add </text:span><text:span text:style-name="T3">action </text:span><text:span text:style-name="T3">for </text:span><text:span text:style-name="T3">node</text:span></text:p>
            <text:p><text:span text:style-name="T4">- Select </text:span><text:span text:style-name="T4">a node</text:span></text:p>
            <text:p><text:span text:style-name="T4">- Click </text:span><text:span text:style-name="T4">on </text:span><text:span text:style-name="T4">“Manag</text:span><text:span text:style-name="T4">e </text:span><text:span text:style-name="T4">Action” </text:span><text:span text:style-name="T4">icon in </text:span><text:span text:style-name="T4">the </text:span><text:span text:style-name="T4">action </text:span><text:span text:style-name="T4">bar</text:span></text:p>
            <text:p><text:span text:style-name="T4">- Select </text:span><text:span text:style-name="T4">type of </text:span><text:span text:style-name="T4">action </text:span></text:p>
            <text:p><text:span text:style-name="T4">- Put </text:span><text:span text:style-name="T4">value in </text:span><text:span text:style-name="T4">required </text:span><text:span text:style-name="T4">filed</text:span></text:p>
            <text:p><text:span text:style-name="T4">- Click </text:span><text:span text:style-name="T6">Save</text:span><text:span text:style-name="T4"> </text:span><text:span text:style-name="T4">button</text:span></text:p>
            <text:p><text:span text:style-name="T6">View </text:span><text:span text:style-name="T6">action</text:span></text:p>
            <text:p><text:span text:style-name="T12">- Open </text:span><text:span text:style-name="T12">Manage </text:span><text:span text:style-name="T12">Action </text:span><text:span text:style-name="T12">form</text:span></text:p>
            <text:p><text:span text:style-name="T12">- Click </text:span><text:span text:style-name="T12">on </text:span><text:span text:style-name="T6">View</text:span><text:span text:style-name="T12"> </text:span><text:span text:style-name="T12">icon </text:span></text:p>
            <text:p><text:span text:style-name="T6">Edit </text:span><text:span text:style-name="T6">Action</text:span></text:p>
            <text:p><text:span text:style-name="T17">- Open </text:span><text:span text:style-name="T17">Manage </text:span><text:span text:style-name="T17">Action </text:span><text:span text:style-name="T17">form</text:span></text:p>
            <text:p><text:span text:style-name="T17">- Click </text:span><text:span text:style-name="T17">on </text:span><text:span text:style-name="T8">Edit </text:span><text:span text:style-name="T17">icon</text:span></text:p>
            <text:p><text:span text:style-name="T17">- </text:span><text:span text:style-name="T17">Change </text:span><text:span text:style-name="T17">some </text:span><text:span text:style-name="T17">properti</text:span><text:span text:style-name="T17">es</text:span></text:p>
            <text:p><text:span text:style-name="T17">- Click </text:span><text:span text:style-name="T8">Save</text:span></text:p>
            <text:p><text:span text:style-name="T6">Delete </text:span><text:span text:style-name="T6">Action</text:span></text:p>
            <text:p><text:span text:style-name="T12">- Open </text:span><text:span text:style-name="T12">Manage </text:span><text:span text:style-name="T12">Action </text:span><text:span text:style-name="T12">form</text:span></text:p>
            <text:p><text:span text:style-name="T12">- Click </text:span><text:span text:style-name="T12">on </text:span><text:span text:style-name="T6">Delete</text:span><text:span text:style-name="T12"> </text:span><text:span text:style-name="T12">icon</text:span></text:p>
          </table:table-cell>
          <table:table-cell table:style-name="ce37" office:value-type="string">
            <text:p>- Node is added action. Action is executed depending on the life cycle</text:p>
            <text:p>- Action on Node Is edited with new changes </text:p>
            <text:p>- Action on node is deleted, and this action is not executed any more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1</text:p>
          </table:table-cell>
          <table:table-cell table:style-name="ce24" office:value-type="string">
            <text:p>View Node Properties</text:p>
          </table:table-cell>
          <table:table-cell table:style-name="ce44" office:value-type="string">
            <text:p><text:span text:style-name="T6">View </text:span><text:span text:style-name="T6">node </text:span><text:span text:style-name="T6">properti</text:span><text:span text:style-name="T6">es</text:span></text:p>
            <text:p><text:span text:style-name="T20">- Create </text:span><text:span text:style-name="T20">a node</text:span></text:p>
            <text:p><text:span text:style-name="T20">- Select </text:span><text:span text:style-name="T20">this </text:span><text:span text:style-name="T20">node</text:span></text:p>
            <text:p><text:span text:style-name="T20">- Click </text:span><text:span text:style-name="T20">on View </text:span><text:span text:style-name="T20">node </text:span><text:span text:style-name="T20">Properti</text:span><text:span text:style-name="T20">es on </text:span><text:span text:style-name="T20">action </text:span><text:span text:style-name="T20">bar</text:span></text:p>
            <text:p><text:span text:style-name="T6">Add </text:span><text:span text:style-name="T6">properti</text:span><text:span text:style-name="T6">es</text:span></text:p>
            <text:p><text:span text:style-name="T12">- Go to </text:span><text:span text:style-name="T12">Add new </text:span><text:span text:style-name="T12">properti</text:span><text:span text:style-name="T12">es Tab</text:span></text:p>
            <text:p><text:span text:style-name="T12">- </text:span><text:span text:style-name="T12">Perform </text:span><text:span text:style-name="T12">to add </text:span><text:span text:style-name="T12">new a </text:span><text:span text:style-name="T12">properti</text:span><text:span text:style-name="T12">es for </text:span><text:span text:style-name="T12">this </text:span><text:span text:style-name="T12">node</text:span></text:p>
          </table:table-cell>
          <table:table-cell table:style-name="ce37" office:value-type="string">
            <text:p>- Manage properties form is shown, and all properties of this node is shown here.</text:p>
            <text:p>- New properties is add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2</text:p>
          </table:table-cell>
          <table:table-cell table:style-name="ce24" office:value-type="string">
            <text:p>Export /Import node</text:p>
          </table:table-cell>
          <table:table-cell table:style-name="ce45" office:value-type="string">
            <text:p><text:span text:style-name="T3">Export </text:span><text:span text:style-name="T3">node</text:span></text:p>
            <text:p><text:span text:style-name="T4">- Select </text:span><text:span text:style-name="T4">1 node</text:span></text:p>
            <text:p><text:span text:style-name="T4">- Click </text:span><text:span text:style-name="T4">on </text:span><text:span text:style-name="T4">Export </text:span><text:span text:style-name="T4">button</text:span></text:p>
            <text:p><text:span text:style-name="T4">Import </text:span><text:span text:style-name="T4">node</text:span></text:p>
            <text:p><text:span text:style-name="T4">- </text:span><text:span text:style-name="T4">Choose </text:span><text:span text:style-name="T4">format </text:span><text:span text:style-name="T4">for </text:span><text:span text:style-name="T4">exported </text:span><text:span text:style-name="T4">file</text:span></text:p>
            <text:p><text:span text:style-name="T4">- Click </text:span><text:span text:style-name="T4">on </text:span><text:span text:style-name="T4">Export </text:span><text:span text:style-name="T4">button</text:span></text:p>
            <text:p><text:span text:style-name="T6">Import </text:span><text:span text:style-name="T6">node</text:span></text:p>
            <text:p><text:span text:style-name="T12">- Go to a </text:span><text:span text:style-name="T12">destinati</text:span><text:span text:style-name="T12">on node</text:span></text:p>
            <text:p><text:span text:style-name="T12">- Click </text:span><text:span text:style-name="T12">Import </text:span><text:span text:style-name="T12">button</text:span></text:p>
            <text:p><text:span text:style-name="T12">- </text:span><text:span text:style-name="T12">Choose </text:span><text:span text:style-name="T12">valid file </text:span><text:span text:style-name="T12">to import</text:span></text:p>
            <text:p><text:span text:style-name="T12">- Click </text:span><text:span text:style-name="T12">Import </text:span><text:span text:style-name="T12">button</text:span></text:p>
          </table:table-cell>
          <table:table-cell table:style-name="ce37" office:value-type="string">
            <text:p>- Node is exported successfully</text:p>
            <text:p>- Node is imported in destination path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3</text:p>
          </table:table-cell>
          <table:table-cell table:style-name="ce28" office:value-type="string">
            <text:p>Hide/show content</text:p>
          </table:table-cell>
          <table:table-cell table:style-name="ce37" office:value-type="string">
            <text:p><text:span text:style-name="T6">Hide </text:span><text:span text:style-name="T6">content </text:span></text:p>
            <text:p>- Select a node </text:p>
            <text:p>- Click Hide/show content icon on action bar</text:p>
            <text:p><text:span text:style-name="T6">Show </text:span><text:span text:style-name="T6">Conten</text:span></text:p>
            <text:p><text:span text:style-name="T6">- </text:span><text:span text:style-name="T6">P</text:span><text:span text:style-name="T12">erform </text:span><text:span text:style-name="T12">to hide a </text:span><text:span text:style-name="T12">node</text:span></text:p>
            <text:p><text:span text:style-name="T12">- Open </text:span><text:span text:style-name="T12">Preferen</text:span><text:span text:style-name="T12">ces </text:span><text:span text:style-name="T12">setting </text:span><text:span text:style-name="T12">form , </text:span><text:span text:style-name="T12">Tick </text:span><text:span text:style-name="T12">'Show </text:span><text:span text:style-name="T12">hidden </text:span><text:span text:style-name="T12">node' </text:span><text:span text:style-name="T12">check </text:span><text:span text:style-name="T12">box</text:span></text:p>
            <text:p><text:span text:style-name="T12">- Click </text:span><text:span text:style-name="T12">Save</text:span></text:p>
            <text:p><text:span text:style-name="T12">- The </text:span><text:span text:style-name="T12">hidden </text:span><text:span text:style-name="T12">node is </text:span><text:span text:style-name="T12">shown,</text:span></text:p>
            <text:p><text:span text:style-name="T12">- Select </text:span><text:span text:style-name="T12">the </text:span><text:span text:style-name="T12">hidden </text:span><text:span text:style-name="T12">node, </text:span><text:span text:style-name="T12">and click </text:span><text:span text:style-name="T12">Show/hi</text:span><text:span text:style-name="T12">de </text:span><text:span text:style-name="T12">content </text:span><text:span text:style-name="T12">icon on </text:span><text:span text:style-name="T12">action </text:span><text:span text:style-name="T12">bar</text:span></text:p>
            <text:p><text:span text:style-name="T12"/></text:p>
            <text:p/>
          </table:table-cell>
          <table:table-cell table:style-name="ce37" office:value-type="string">
            <text:p>the node is hidden/shown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4</text:p>
          </table:table-cell>
          <table:table-cell table:style-name="ce29" office:value-type="string">
            <text:p>View References</text:p>
          </table:table-cell>
          <table:table-cell table:style-name="ce19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table:style-name="ce37" office:value-type="string">
            <text:p>- Will be show Reference of The picture is this Article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5</text:p>
          </table:table-cell>
          <table:table-cell table:style-name="ce30" office:value-type="string">
            <text:p>View Node Types</text:p>
          </table:table-cell>
          <table:table-cell table:style-name="ce19" office:value-type="string">
            <text:p>- Create a node</text:p>
            <text:p>- Select it</text:p>
            <text:p>- Click View node type icon on action bar</text:p>
          </table:table-cell>
          <table:table-cell table:style-name="ce37" office:value-type="string">
            <text:p>Node Type information form is shown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6</text:p>
          </table:table-cell>
          <table:table-cell table:style-name="ce31" office:value-type="string">
            <text:p>Manage Permission(Add/Edit/Delete)</text:p>
          </table:table-cell>
          <table:table-cell table:style-name="ce19" office:value-type="string">
            <text:p><text:span text:style-name="T4">- Select </text:span><text:span text:style-name="T4">1 node</text:span></text:p>
            <text:p><text:span text:style-name="T4">- Click </text:span><text:span text:style-name="T4">on “View </text:span><text:span text:style-name="T4">Permissi</text:span><text:span text:style-name="T4">on” icon </text:span><text:span text:style-name="T4">in action </text:span><text:span text:style-name="T4">bar</text:span></text:p>
            <text:p><text:span text:style-name="T6">Add </text:span><text:span text:style-name="T6">permiss</text:span><text:span text:style-name="T6">ion for </text:span><text:span text:style-name="T6">node</text:span></text:p>
            <text:p><text:span text:style-name="T12">- </text:span><text:span text:style-name="T12">Choose </text:span><text:span text:style-name="T12">user/gro</text:span><text:span text:style-name="T12">up to </text:span><text:span text:style-name="T12">add </text:span><text:span text:style-name="T12">permissi</text:span><text:span text:style-name="T12">on</text:span></text:p>
            <text:p><text:span text:style-name="T12">- Click </text:span><text:span text:style-name="T12">Save</text:span></text:p>
            <text:p><text:span text:style-name="T6">Edit </text:span><text:span text:style-name="T6">permiss</text:span><text:span text:style-name="T6">ion of </text:span><text:span text:style-name="T6">node</text:span></text:p>
            <text:p><text:span text:style-name="T12">- Click </text:span><text:span text:style-name="T12">correspo</text:span><text:span text:style-name="T12">nding </text:span><text:span text:style-name="T12">Edit icon </text:span><text:span text:style-name="T12">of </text:span><text:span text:style-name="T12">user/gro</text:span><text:span text:style-name="T12">up</text:span></text:p>
            <text:p><text:span text:style-name="T12">- </text:span><text:span text:style-name="T12">Change </text:span><text:span text:style-name="T12">permissi</text:span><text:span text:style-name="T12">on</text:span></text:p>
            <text:p><text:span text:style-name="T6">Delete </text:span><text:span text:style-name="T6">permiss</text:span><text:span text:style-name="T6">ion</text:span></text:p>
            <text:p><text:span text:style-name="T12">- Click </text:span><text:span text:style-name="T12">correspo</text:span><text:span text:style-name="T12">nding </text:span><text:span text:style-name="T12">Delete </text:span><text:span text:style-name="T12">icon of </text:span><text:span text:style-name="T12">user/gro</text:span><text:span text:style-name="T12">up</text:span></text:p>
            <text:p><text:span text:style-name="T12">- Click </text:span><text:span text:style-name="T12">ok</text:span></text:p>
          </table:table-cell>
          <table:table-cell table:style-name="ce37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7</text:p>
          </table:table-cell>
          <table:table-cell table:style-name="ce30" office:value-type="string">
            <text:p>View metadata</text:p>
          </table:table-cell>
          <table:table-cell table:style-name="ce19" office:value-type="string">
            <text:p>- Perform <text:s/>upload a file</text:p>
            <text:p>- Select it </text:p>
            <text:p>- Click View metadata</text:p>
          </table:table-cell>
          <table:table-cell table:style-name="ce37" office:value-type="string">
            <text:p>View matadata form is shown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8</text:p>
          </table:table-cell>
          <table:table-cell table:style-name="ce30" office:value-type="string">
            <text:p>Manage Auditing (Active/View) </text:p>
          </table:table-cell>
          <table:table-cell table:style-name="ce19" office:value-type="string">
            <text:p><text:span text:style-name="T6">Activate </text:span><text:span text:style-name="T6">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6">View</text:span></text:p>
            <text:p><text:span text:style-name="T7">- Click </text:span><text:span text:style-name="T7">Manage </text:span><text:span text:style-name="T7">Auditing </text:span><text:span text:style-name="T7">on </text:span><text:span text:style-name="T7">action </text:span><text:span text:style-name="T7">bar </text:span><text:span text:style-name="T7">again</text:span></text:p>
          </table:table-cell>
          <table:table-cell table:style-name="ce37" office:value-type="string">
            <text:p>The node is activated/view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9</text:p>
          </table:table-cell>
          <table:table-cell table:style-name="ce30" office:value-type="string">
            <text:p>Show/Hide like JCR structure</text:p>
          </table:table-cell>
          <table:table-cell table:style-name="ce19" office:value-type="string">
            <text:p><text:span text:style-name="T6">Hide </text:span><text:span text:style-name="T6">Like </text:span><text:span text:style-name="T6">structur</text:span><text:span text:style-name="T6">e</text:span></text:p>
            <text:p>- Go to a driver</text:p>
            <text:p>- Click on Show/Hide Like Structure</text:p>
            <text:p><text:span text:style-name="T6">Show </text:span><text:span text:style-name="T6">Like </text:span><text:span text:style-name="T6">Structur</text:span><text:span text:style-name="T6">e</text:span></text:p>
            <text:p><text:span text:style-name="T17">- Click </text:span><text:span text:style-name="T17">on </text:span><text:span text:style-name="T17">Show/Hi</text:span><text:span text:style-name="T17">de Like </text:span><text:span text:style-name="T17">Structur</text:span><text:span text:style-name="T17">e again</text:span></text:p>
          </table:table-cell>
          <table:table-cell table:style-name="ce37"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60</text:p>
          </table:table-cell>
          <table:table-cell table:style-name="ce32" office:value-type="string">
            <text:p>Simple Search</text:p>
          </table:table-cell>
          <table:table-cell table:style-name="ce37" office:value-type="string">
            <text:p><text:span text:style-name="T4">- Input </text:span><text:span text:style-name="T4">keyword </text:span><text:span text:style-name="T4">into </text:span><text:span text:style-name="T4">Search </text:span><text:span text:style-name="T4">field </text:span><text:span text:style-name="T4">above </text:span><text:span text:style-name="T4">action </text:span><text:span text:style-name="T4">bar</text:span></text:p>
            <text:p><text:span text:style-name="T4">- Click </text:span><text:span text:style-name="T4">Quick </text:span><text:span text:style-name="T4">Search</text:span></text:p>
            <text:p><text:span text:style-name="T4"/></text:p>
            <text:p><text:span text:style-name="T4"/></text:p>
          </table:table-cell>
          <table:table-cell table:style-name="ce37" office:value-type="string">
            <text:p>The result appears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61</text:p>
          </table:table-cell>
          <table:table-cell table:style-name="ce32" office:value-type="string">
            <text:p>Advanced search</text:p>
          </table:table-cell>
          <table:table-cell table:style-name="ce46" office:value-type="string">
            <text:p><text:span text:style-name="T22">Search </text:span></text:p>
            <text:p><text:span text:style-name="T23">- Click </text:span><text:span text:style-name="T23">Saved </text:span><text:span text:style-name="T23">Searche</text:span><text:span text:style-name="T23">d icon </text:span><text:span text:style-name="T23">on </text:span><text:span text:style-name="T23">action </text:span><text:span text:style-name="T23">bar</text:span></text:p>
            <text:p><text:span text:style-name="T23">- Click </text:span><text:span text:style-name="T23">Advance</text:span><text:span text:style-name="T23">d </text:span><text:span text:style-name="T23">Search </text:span><text:span text:style-name="T23">icon</text:span></text:p>
            <text:p><text:span text:style-name="T23">- Input </text:span><text:span text:style-name="T23">Constrai</text:span><text:span text:style-name="T23">nt to </text:span><text:span text:style-name="T23">search </text:span></text:p>
            <text:p><text:span text:style-name="T23">- Click </text:span><text:span text:style-name="T22">Search</text:span><text:span text:style-name="T23"> </text:span><text:span text:style-name="T23">button</text:span></text:p>
            <text:p><text:span text:style-name="T24"/></text:p>
          </table:table-cell>
          <table:table-cell table:style-name="ce37" office:value-type="string">
            <text:p>Search Result tab is shown with result</text:p>
            <text:p/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62</text:p>
          </table:table-cell>
          <table:table-cell table:style-name="ce32" office:value-type="string">
            <text:p>Manage query in Advanced search</text:p>
          </table:table-cell>
          <table:table-cell table:style-name="ce46" office:value-type="string">
            <text:p><text:span text:style-name="T8">Create </text:span><text:span text:style-name="T8">a query</text:span></text:p>
            <text:p><text:span text:style-name="T17">- Go to </text:span><text:span text:style-name="T17">New </text:span><text:span text:style-name="T17">query </text:span><text:span text:style-name="T17">tab</text:span></text:p>
            <text:p><text:span text:style-name="T17">- </text:span><text:span text:style-name="T17">perform </text:span><text:span text:style-name="T17">to create </text:span><text:span text:style-name="T17">a query</text:span></text:p>
            <text:p><text:span text:style-name="T8">Execute </text:span><text:span text:style-name="T8">a </text:span><text:span text:style-name="T8">existed </text:span><text:span text:style-name="T8">query</text:span></text:p>
            <text:p><text:span text:style-name="T17">- Go to </text:span><text:span text:style-name="T17">Saved </text:span><text:span text:style-name="T17">query</text:span></text:p>
            <text:p><text:span text:style-name="T17">- <text:s/>Click </text:span><text:span text:style-name="T17">Execute <text:s/></text:span><text:span text:style-name="T17">icon of a </text:span><text:span text:style-name="T17">save </text:span><text:span text:style-name="T17">query</text:span></text:p>
            <text:p><text:span text:style-name="T8">Edit </text:span><text:span text:style-name="T8">Query</text:span></text:p>
            <text:p><text:span text:style-name="T17">- Go to </text:span><text:span text:style-name="T17">Saved </text:span><text:span text:style-name="T17">query</text:span></text:p>
            <text:p><text:span text:style-name="T17">- Click </text:span><text:span text:style-name="T17">on </text:span><text:span text:style-name="T17">correspo</text:span><text:span text:style-name="T17">nding </text:span><text:span text:style-name="T17">Edit icon </text:span><text:span text:style-name="T17">of a </text:span><text:span text:style-name="T17">query</text:span></text:p>
            <text:p><text:span text:style-name="T17">- </text:span><text:span text:style-name="T17">perform </text:span><text:span text:style-name="T17">to edit </text:span><text:span text:style-name="T17">the </text:span><text:span text:style-name="T17">query</text:span></text:p>
            <text:p><text:span text:style-name="T8">Delete </text:span><text:span text:style-name="T8">Query</text:span></text:p>
            <text:p><text:span text:style-name="T17">- Go to </text:span><text:span text:style-name="T17">Saved </text:span><text:span text:style-name="T17">query</text:span></text:p>
            <text:p><text:span text:style-name="T17">- Click </text:span><text:span text:style-name="T17">on </text:span><text:span text:style-name="T17">correspo</text:span><text:span text:style-name="T17">nding </text:span><text:span text:style-name="T17">Delete </text:span><text:span text:style-name="T17">icon of a </text:span><text:span text:style-name="T17">query</text:span></text:p>
            <text:p><text:span text:style-name="T17">- Click </text:span><text:span text:style-name="T17">Ok</text:span></text:p>
          </table:table-cell>
          <table:table-cell table:style-name="ce37" office:value-type="string">
            <text:p>Query is created/edited/executed/Delete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View mode</text:p>
          </table:table-cell>
          <table:table-cell table:style-name="ce21" office:value-type="string">
            <text:p>SNF_ECMS_63</text:p>
          </table:table-cell>
          <table:table-cell table:style-name="ce28" office:value-type="string">
            <text:p>Select view mode</text:p>
          </table:table-cell>
          <table:table-cell table:style-name="ce19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table:style-name="ce37" office:value-type="string">
            <text:p>Display selected view proper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4</text:p>
          </table:table-cell>
          <table:table-cell table:style-name="ce28" office:value-type="string">
            <text:p>Set up browsing Preferences</text:p>
          </table:table-cell>
          <table:table-cell table:style-name="ce19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37" office:value-type="string">
            <text:p>New Displaying is shown direct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5</text:p>
          </table:table-cell>
          <table:table-cell table:style-name="ce28" office:value-type="string">
            <text:p>Set up Preferences for quick filter</text:p>
          </table:table-cell>
          <table:table-cell table:style-name="ce47" office:value-type="string">
            <text:p>- Go to a driver</text:p>
            <text:p>- Click Set up preferences OR Set up filter preferences <text:s/>icon on left pane </text:p>
          </table:table-cell>
          <table:table-cell table:style-name="ce45" office:value-type="string">
            <text:p>Preferences setting form is shown, you can show/hide some <text:s/>filter here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6</text:p>
          </table:table-cell>
          <table:table-cell table:style-name="ce28" office:value-type="string">
            <text:p>Quick Filter by Items/Type</text:p>
          </table:table-cell>
          <table:table-cell table:style-name="ce19" office:value-type="string">
            <text:p>- Go to a folder tree</text:p>
            <text:p>- Click on item/type which need filter</text:p>
          </table:table-cell>
          <table:table-cell table:style-name="ce37" office:value-type="string">
            <text:p>List all corresponding item/type 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7</text:p>
          </table:table-cell>
          <table:table-cell table:style-name="ce32" office:value-type="string">
            <text:p>Manage Clipboard (Paste/Delete)</text:p>
          </table:table-cell>
          <table:table-cell table:style-name="ce19" office:value-type="string">
            <text:p><text:span text:style-name="T6">Paste a </text:span><text:span text:style-name="T6">node to </text:span><text:span text:style-name="T6">other </text:span><text:span text:style-name="T6">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</text:span><text:span text:style-name="T6">Action</text:span></text:p>
            <text:p><text:span text:style-name="T6">- </text:span><text:span text:style-name="T12">Click </text:span><text:span text:style-name="T12">correspo</text:span><text:span text:style-name="T12">nding </text:span><text:span text:style-name="T12">Delete </text:span><text:span text:style-name="T12">icon of a </text:span><text:span text:style-name="T12">action</text:span></text:p>
          </table:table-cell>
          <table:table-cell table:style-name="ce37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Ontology</text:p>
          </table:table-cell>
          <table:table-cell table:style-name="ce21" office:value-type="string">
            <text:p>SNF_ECMS_68</text:p>
          </table:table-cell>
          <table:table-cell table:style-name="ce33" office:value-type="string">
            <text:p>Manage Folksonomy (Add/Edit/Delete)</text:p>
          </table:table-cell>
          <table:table-cell table:style-name="ce48" office:value-type="string">
            <text:p><text:span text:style-name="T3">Create </text:span><text:span text:style-name="T3">new </text:span><text:span text:style-name="T3">Flokson</text:span><text:span text:style-name="T3">omy</text:span></text:p>
            <text:p><text:span text:style-name="T17">- Go to </text:span><text:span text:style-name="T17">Site </text:span><text:span text:style-name="T17">Administ</text:span><text:span text:style-name="T17">ration/O</text:span><text:span text:style-name="T17">ntologie</text:span><text:span text:style-name="T17">s/Manag</text:span><text:span text:style-name="T17">e </text:span><text:span text:style-name="T17">Folkson</text:span><text:span text:style-name="T17">omy</text:span></text:p>
            <text:p><text:span text:style-name="T17">- Click </text:span><text:span text:style-name="T17">on Add </text:span><text:span text:style-name="T17">style </text:span><text:span text:style-name="T17">button </text:span></text:p>
            <text:p><text:span text:style-name="T17">- Input </text:span><text:span text:style-name="T17">required </text:span><text:span text:style-name="T17">field</text:span></text:p>
            <text:p><text:span text:style-name="T17">- Click </text:span><text:span text:style-name="T17">Update</text:span></text:p>
            <text:p><text:span text:style-name="T3">Edit a </text:span><text:span text:style-name="T3">folkson</text:span><text:span text:style-name="T3">omy</text:span></text:p>
            <text:p><text:span text:style-name="T4">- Click </text:span><text:span text:style-name="T4">correspo</text:span><text:span text:style-name="T4">nding </text:span><text:span text:style-name="T4">Edit icon </text:span><text:span text:style-name="T4"><text:s/>with </text:span><text:span text:style-name="T4">folksono</text:span><text:span text:style-name="T4">my you </text:span><text:span text:style-name="T4">want to </text:span><text:span text:style-name="T4">edit</text:span></text:p>
            <text:p><text:span text:style-name="T4">- Put </text:span><text:span text:style-name="T4">new </text:span><text:span text:style-name="T4">value</text:span></text:p>
            <text:p><text:span text:style-name="T4">- Click </text:span><text:span text:style-name="T4">Update </text:span><text:span text:style-name="T4">button</text:span></text:p>
            <text:p><text:span text:style-name="T6">Delete </text:span><text:span text:style-name="T6">Flokson</text:span><text:span text:style-name="T6">omy</text:span></text:p>
            <text:p><text:span text:style-name="T18">- Click </text:span><text:span text:style-name="T18">correspo</text:span><text:span text:style-name="T18">nding </text:span><text:span text:style-name="T18">Delete </text:span><text:span text:style-name="T18">icon <text:s/></text:span><text:span text:style-name="T18">with </text:span><text:span text:style-name="T18">folksono</text:span><text:span text:style-name="T18">my you </text:span><text:span text:style-name="T18">want to </text:span><text:span text:style-name="T18">delete</text:span></text:p>
            <text:p><text:span text:style-name="T18">- Click </text:span><text:span text:style-name="T18">OK</text:span></text:p>
          </table:table-cell>
          <table:table-cell table:style-name="ce22" office:value-type="string">
            <text:p>Folksonomy is Created/edited/Dele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Ontology</text:p>
          </table:table-cell>
          <table:table-cell table:style-name="ce21" office:value-type="string">
            <text:p>SNF_ECMS_69</text:p>
          </table:table-cell>
          <table:table-cell table:style-name="ce33" office:value-type="string">
            <text:p>Manage Taxonomy Tree (Add/Edit/Delete)</text:p>
          </table:table-cell>
          <table:table-cell table:style-name="ce16" office:value-type="string">
            <text:p><text:span text:style-name="T6">Create </text:span><text:span text:style-name="T6">new </text:span><text:span text:style-name="T6">taxono</text:span><text:span text:style-name="T6">my tree</text:span></text:p>
            <text:p><text:span text:style-name="T17">- Go to </text:span><text:span text:style-name="T17">Site </text:span><text:span text:style-name="T17">Administ</text:span><text:span text:style-name="T17">ration/O</text:span><text:span text:style-name="T17">ntologie</text:span><text:span text:style-name="T17">s/Manag</text:span><text:span text:style-name="T17">e </text:span><text:span text:style-name="T17">Taxono</text:span><text:span text:style-name="T17">my trees</text:span></text:p>
            <text:p><text:span text:style-name="T17">- Click </text:span><text:span text:style-name="T17">on Add </text:span><text:span text:style-name="T17">Taxono</text:span><text:span text:style-name="T17">my tree </text:span><text:span text:style-name="T17">button</text:span></text:p>
            <text:p><text:span text:style-name="T17">- Input </text:span><text:span text:style-name="T17">required </text:span><text:span text:style-name="T17">field</text:span></text:p>
            <text:p>- Add/copy/cut/paste/delete category in taxonomy tree</text:p>
            <text:p><text:span text:style-name="T6">Edit </text:span><text:span text:style-name="T6">The </text:span><text:span text:style-name="T6">Taxono</text:span><text:span text:style-name="T6">my tree</text:span></text:p>
            <text:p><text:span text:style-name="T18">- Click </text:span><text:span text:style-name="T18">Edit icon </text:span><text:span text:style-name="T18">correspo</text:span><text:span text:style-name="T18">nding </text:span><text:span text:style-name="T18">with </text:span><text:span text:style-name="T18">taxonom</text:span><text:span text:style-name="T18">y tree </text:span><text:span text:style-name="T18">you </text:span><text:span text:style-name="T18">want to </text:span><text:span text:style-name="T18">edit</text:span></text:p>
            <text:p><text:span text:style-name="T18">- </text:span><text:span text:style-name="T18">Perform </text:span><text:span text:style-name="T18">to edit</text:span></text:p>
            <text:p><text:span text:style-name="T8">Delete </text:span><text:span text:style-name="T8">Taxono</text:span><text:span text:style-name="T8">my</text:span></text:p>
            <text:p><text:span text:style-name="T18">- Click </text:span><text:span text:style-name="T18">correspo</text:span><text:span text:style-name="T18">nding </text:span><text:span text:style-name="T18">Delete </text:span><text:span text:style-name="T18">icon <text:s/></text:span><text:span text:style-name="T18">with </text:span><text:span text:style-name="T18">taxonom</text:span><text:span text:style-name="T18">y tree </text:span><text:span text:style-name="T18">you </text:span><text:span text:style-name="T18">want to </text:span><text:span text:style-name="T18">edit</text:span></text:p>
            <text:p><text:span text:style-name="T18">- Click </text:span><text:span text:style-name="T18">OK</text:span></text:p>
          </table:table-cell>
          <table:table-cell table:style-name="ce16" office:value-type="string">
            <text:p>The Taxonomy is creat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0</text:p>
          </table:table-cell>
          <table:table-cell table:style-name="ce33" office:value-type="string">
            <text:p>Manage Template(Add/Edit/Delete)</text:p>
          </table:table-cell>
          <table:table-cell table:style-name="ce48" office:value-type="string">
            <text:p><text:span text:style-name="T3">Create </text:span><text:span text:style-name="T3">new </text:span><text:span text:style-name="T3">templat</text:span><text:span text:style-name="T3">e when </text:span><text:span text:style-name="T3">put </text:span><text:span text:style-name="T3">valid </text:span><text:span text:style-name="T3">value in </text:span><text:span text:style-name="T3">fields</text:span></text:p>
            <text:p><text:span text:style-name="T17">- Go to </text:span><text:span text:style-name="T17">Site </text:span><text:span text:style-name="T17">Administ</text:span><text:span text:style-name="T17">ration/C</text:span><text:span text:style-name="T17">ontent </text:span><text:span text:style-name="T17">Present</text:span><text:span text:style-name="T17">ation/Ma</text:span><text:span text:style-name="T17">nage </text:span><text:span text:style-name="T17">Templat</text:span><text:span text:style-name="T17">es</text:span></text:p>
            <text:p><text:span text:style-name="T4">- Click </text:span><text:span text:style-name="T4">Add </text:span><text:span text:style-name="T4">button </text:span></text:p>
            <text:p><text:span text:style-name="T4">- Put </text:span><text:span text:style-name="T4">value in </text:span><text:span text:style-name="T4">required </text:span><text:span text:style-name="T4">fields</text:span></text:p>
            <text:p><text:span text:style-name="T4">- Click </text:span><text:span text:style-name="T4">Save </text:span><text:span text:style-name="T4">button</text:span></text:p>
            <text:p><text:span text:style-name="T6">Edit </text:span><text:span text:style-name="T6">templat</text:span><text:span text:style-name="T6">e : </text:span></text:p>
            <text:p><text:span text:style-name="T12">- Click </text:span><text:span text:style-name="T12">on </text:span><text:span text:style-name="T12">correspo</text:span><text:span text:style-name="T12">nding </text:span><text:span text:style-name="T12">Edit icon </text:span><text:span text:style-name="T12">of </text:span><text:span text:style-name="T12">template </text:span><text:span text:style-name="T12">you </text:span><text:span text:style-name="T12">want to </text:span><text:span text:style-name="T12">edit</text:span></text:p>
            <text:p><text:span text:style-name="T12">- </text:span><text:span text:style-name="T12">perform </text:span><text:span text:style-name="T12">to edit </text:span><text:span text:style-name="T12">The </text:span><text:span text:style-name="T12">tempate</text:span></text:p>
            <text:p><text:span text:style-name="T12">- Click </text:span><text:span text:style-name="T12">Save </text:span><text:span text:style-name="T12">button</text:span></text:p>
            <text:p><text:span text:style-name="T12">Delete </text:span><text:span text:style-name="T12">Templat</text:span><text:span text:style-name="T12">e</text:span></text:p>
            <text:p><text:span text:style-name="T17">- Click </text:span><text:span text:style-name="T17">on </text:span><text:span text:style-name="T17">correspo</text:span><text:span text:style-name="T17">nding </text:span><text:span text:style-name="T17">Delete </text:span><text:span text:style-name="T17">icon of </text:span><text:span text:style-name="T17">template </text:span><text:span text:style-name="T17">you </text:span><text:span text:style-name="T17">want to </text:span><text:span text:style-name="T17">delete</text:span></text:p>
            <text:p><text:span text:style-name="T17">- Click </text:span><text:span text:style-name="T17">Ok</text:span></text:p>
          </table:table-cell>
          <table:table-cell table:style-name="ce22" office:value-type="string">
            <text:p>- A new template is created successfully</text:p>
            <text:p>- Template is edi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1</text:p>
          </table:table-cell>
          <table:table-cell table:style-name="ce33" office:value-type="string">
            <text:p>Manage Metadata(View/Edit/Delete)</text:p>
          </table:table-cell>
          <table:table-cell table:style-name="ce22" office:value-type="string">
            <text:p><text:span text:style-name="T17">- Go to </text:span><text:span text:style-name="T17">Site </text:span><text:span text:style-name="T17">Administ</text:span><text:span text:style-name="T17">ration/C</text:span><text:span text:style-name="T17">ontent </text:span><text:span text:style-name="T17">Present</text:span><text:span text:style-name="T17">ation/Ma</text:span><text:span text:style-name="T17">nage </text:span><text:span text:style-name="T17">Metadat</text:span><text:span text:style-name="T17">a</text:span></text:p>
            <text:p><text:span text:style-name="T6">View </text:span><text:span text:style-name="T6">Metadat</text:span><text:span text:style-name="T6">a</text:span></text:p>
            <text:p><text:span text:style-name="T6">- </text:span><text:span text:style-name="T12">Click </text:span><text:span text:style-name="T12">correspo</text:span><text:span text:style-name="T12">nding </text:span><text:span text:style-name="T12">View </text:span><text:span text:style-name="T12">icon of </text:span><text:span text:style-name="T12">Metadat</text:span><text:span text:style-name="T12">a you </text:span><text:span text:style-name="T12">want to </text:span><text:span text:style-name="T12">View</text:span></text:p>
            <text:p><text:span text:style-name="T6">Edit </text:span><text:span text:style-name="T6">Metadat</text:span><text:span text:style-name="T6">a</text:span></text:p>
            <text:p><text:span text:style-name="T8">- </text:span><text:span text:style-name="T17">Click </text:span><text:span text:style-name="T17">correspo</text:span><text:span text:style-name="T17">nding </text:span><text:span text:style-name="T17">Edit icon </text:span><text:span text:style-name="T17">of </text:span><text:span text:style-name="T17">Metadat</text:span><text:span text:style-name="T17">a you </text:span><text:span text:style-name="T17">want to </text:span><text:span text:style-name="T17">edit</text:span></text:p>
            <text:p><text:span text:style-name="T17">- </text:span><text:span text:style-name="T17">Perform </text:span><text:span text:style-name="T17">to edit</text:span></text:p>
            <text:p><text:span text:style-name="T17">- Click </text:span><text:span text:style-name="T17">Apply</text:span></text:p>
            <text:p><text:span text:style-name="T6">Delete </text:span><text:span text:style-name="T6">Metadat</text:span><text:span text:style-name="T6">a</text:span></text:p>
            <text:p><text:span text:style-name="T8">- </text:span><text:span text:style-name="T17">Click </text:span><text:span text:style-name="T17">correspo</text:span><text:span text:style-name="T17">nding </text:span><text:span text:style-name="T17">Delete </text:span><text:span text:style-name="T17">icon of </text:span><text:span text:style-name="T17">Metadat</text:span><text:span text:style-name="T17">a you </text:span><text:span text:style-name="T17">want to </text:span><text:span text:style-name="T17">delete</text:span></text:p>
          </table:table-cell>
          <table:table-cell table:style-name="ce22" office:value-type="string">
            <text:p>The Metadata is view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2</text:p>
          </table:table-cell>
          <table:table-cell table:style-name="ce33" office:value-type="string">
            <text:p>Manage Views(Add/View/Edit/Delete)</text:p>
          </table:table-cell>
          <table:table-cell table:style-name="ce22" office:value-type="string">
            <text:p><text:span text:style-name="T6">Create </text:span><text:span text:style-name="T6">new </text:span><text:span text:style-name="T6">view</text:span></text:p>
            <text:p><text:span text:style-name="T17">- Go to </text:span><text:span text:style-name="T17">Site </text:span><text:span text:style-name="T17">Administ</text:span><text:span text:style-name="T17">ration/C</text:span><text:span text:style-name="T17">ontent </text:span><text:span text:style-name="T17">Present</text:span><text:span text:style-name="T17">ation/Ma</text:span><text:span text:style-name="T17">nage </text:span><text:span text:style-name="T17">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12">- Click </text:span><text:span text:style-name="T12">on </text:span><text:span text:style-name="T12">correspo</text:span><text:span text:style-name="T12">nding </text:span><text:span text:style-name="T12">View </text:span><text:span text:style-name="T12">icon of </text:span><text:span text:style-name="T12">View </text:span><text:span text:style-name="T12">you </text:span><text:span text:style-name="T12">want to </text:span><text:span text:style-name="T12">view</text:span></text:p>
            <text:p><text:span text:style-name="T6">Edit a </text:span><text:span text:style-name="T6">View</text:span></text:p>
            <text:p><text:span text:style-name="T17">- Click </text:span><text:span text:style-name="T17">on </text:span><text:span text:style-name="T17">correspo</text:span><text:span text:style-name="T17">nding </text:span><text:span text:style-name="T17">Edit icon </text:span><text:span text:style-name="T17">of View </text:span><text:span text:style-name="T17">you </text:span><text:span text:style-name="T17">want to </text:span><text:span text:style-name="T17">edit</text:span></text:p>
            <text:p><text:span text:style-name="T17">- </text:span><text:span text:style-name="T17">Perform </text:span><text:span text:style-name="T17">to edit</text:span></text:p>
            <text:p><text:span text:style-name="T8">Delete a </text:span><text:span text:style-name="T8">view</text:span></text:p>
            <text:p>- Click Delete icon on The View</text:p>
            <text:p>- Click OK on confirm message</text:p>
          </table:table-cell>
          <table:table-cell table:style-name="ce22" office:value-type="string">
            <text:p>- A new view is created successfully</text:p>
            <text:p>- View is edited</text:p>
            <text:p>- View is dele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3</text:p>
          </table:table-cell>
          <table:table-cell table:style-name="ce33" office:value-type="string">
            <text:p>Manage Drive(Add/Edit/Delete)</text:p>
          </table:table-cell>
          <table:table-cell table:style-name="ce22" office:value-type="string">
            <text:p><text:span text:style-name="T6">Create </text:span><text:span text:style-name="T6">new </text:span><text:span text:style-name="T6">drive </text:span></text:p>
            <text:p><text:span text:style-name="T17">- Go to </text:span><text:span text:style-name="T17">Administ</text:span><text:span text:style-name="T17">ration/C</text:span><text:span text:style-name="T17">ontent </text:span><text:span text:style-name="T17">Present</text:span><text:span text:style-name="T17">ation/Ma</text:span><text:span text:style-name="T17">nage </text:span><text:span text:style-name="T17">Drivers</text:span></text:p>
            <text:p>- Click on Add Drive button </text:p>
            <text:p>- Put value in required field</text:p>
            <text:p>- Click Save button</text:p>
            <text:p><text:span text:style-name="T6">Edit a </text:span><text:span text:style-name="T6">drive</text:span></text:p>
            <text:p>- Open 1 drive to edit</text:p>
            <text:p>- Edit properties</text:p>
            <text:p><text:span text:style-name="T6">Delete a </text:span><text:span text:style-name="T6">drive</text:span></text:p>
            <text:p>- Click Delete icon on a drive</text:p>
            <text:p>- Click OK on confirm message</text:p>
          </table:table-cell>
          <table:table-cell table:style-name="ce22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Types of Content</text:p>
          </table:table-cell>
          <table:table-cell table:style-name="ce21" office:value-type="string">
            <text:p>SNF_ECMS_74</text:p>
          </table:table-cell>
          <table:table-cell table:style-name="ce33" office:value-type="string">
            <text:p>Namespace registry</text:p>
          </table:table-cell>
          <table:table-cell table:style-name="ce22" office:value-type="string">
            <text:p><text:span text:style-name="T17">- Go to </text:span><text:span text:style-name="T17">Administ</text:span><text:span text:style-name="T17">ration/Ty</text:span><text:span text:style-name="T17">pes of </text:span><text:span text:style-name="T17">Content/</text:span><text:span text:style-name="T17">Namesp</text:span><text:span text:style-name="T17">ace </text:span><text:span text:style-name="T17">Registry</text:span></text:p>
            <text:p>- Click on Register button </text:p>
            <text:p>- Put value in required fields</text:p>
            <text:p>- Click Save button </text:p>
          </table:table-cell>
          <table:table-cell table:style-name="ce22" office:value-type="string">
            <text:p>New namespace is registed successfully.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Low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Types of Content</text:p>
          </table:table-cell>
          <table:table-cell table:style-name="ce21" office:value-type="string">
            <text:p>SNF_ECMS_75</text:p>
          </table:table-cell>
          <table:table-cell table:style-name="ce33" office:value-type="string">
            <text:p>Manage Node types(Add/View)</text:p>
          </table:table-cell>
          <table:table-cell table:style-name="ce22" office:value-type="string">
            <text:p><text:span text:style-name="T6">Add </text:span><text:span text:style-name="T6">new </text:span><text:span text:style-name="T6">node </text:span><text:span text:style-name="T6">type</text:span></text:p>
            <text:p><text:span text:style-name="T17">- Go to </text:span><text:span text:style-name="T17">Administ</text:span><text:span text:style-name="T17">ration/Ty</text:span><text:span text:style-name="T17">pes of </text:span><text:span text:style-name="T17">Content/</text:span><text:span text:style-name="T17">Manage </text:span><text:span text:style-name="T17">node </text:span><text:span text:style-name="T17">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</text:span><text:span text:style-name="T6">Node </text:span><text:span text:style-name="T6">type</text:span></text:p>
            <text:p>- Click on <text:s/>corresponding View icon of Node Type</text:p>
            <text:p/>
          </table:table-cell>
          <table:table-cell table:style-name="ce22" office:value-type="string">
            <text:p>New node type is crea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6</text:p>
          </table:table-cell>
          <table:table-cell table:style-name="ce33" office:value-type="string">
            <text:p>Manage Query(Add/Edit/Delete)</text:p>
          </table:table-cell>
          <table:table-cell table:style-name="ce22" office:value-type="string">
            <text:p><text:span text:style-name="T6">Add a </text:span><text:span text:style-name="T6">query</text:span></text:p>
            <text:p><text:span text:style-name="T17">- Go to </text:span><text:span text:style-name="T17">Administ</text:span><text:span text:style-name="T17">ration/A</text:span><text:span text:style-name="T17">dvanced </text:span><text:span text:style-name="T17">configur</text:span><text:span text:style-name="T17">ation/ma</text:span><text:span text:style-name="T17">nage </text:span><text:span text:style-name="T17">Queries</text:span></text:p>
            <text:p><text:span text:style-name="T17">- Click </text:span><text:span text:style-name="T17">on Add </text:span><text:span text:style-name="T17">Query </text:span><text:span text:style-name="T17">button</text:span></text:p>
            <text:p><text:span text:style-name="T17">- Input </text:span><text:span text:style-name="T17">all </text:span><text:span text:style-name="T17">required </text:span><text:span text:style-name="T17">field</text:span></text:p>
            <text:p><text:span text:style-name="T17">- Click </text:span><text:span text:style-name="T17">Save</text:span></text:p>
            <text:p><text:span text:style-name="T8">Edit </text:span><text:span text:style-name="T8">Query</text:span></text:p>
            <text:p><text:span text:style-name="T8">- </text:span><text:span text:style-name="T17">Click </text:span><text:span text:style-name="T17">on Edit </text:span><text:span text:style-name="T17">this </text:span><text:span text:style-name="T17">query of </text:span><text:span text:style-name="T17">a query, </text:span><text:span text:style-name="T17">perform </text:span><text:span text:style-name="T17">to edit</text:span></text:p>
            <text:p><text:span text:style-name="T8">Delete </text:span><text:span text:style-name="T8">Query</text:span></text:p>
            <text:p><text:span text:style-name="T8">- </text:span><text:span text:style-name="T17">Click </text:span><text:span text:style-name="T17">on </text:span><text:span text:style-name="T17">Delete </text:span><text:span text:style-name="T17">this </text:span><text:span text:style-name="T17">query </text:span><text:span text:style-name="T17">icon of a </text:span><text:span text:style-name="T17">query</text:span></text:p>
            <text:p><text:span text:style-name="T17">- Click </text:span><text:span text:style-name="T17">Ok to </text:span><text:span text:style-name="T17">confirm </text:span></text:p>
          </table:table-cell>
          <table:table-cell table:style-name="ce22" office:value-type="string">
            <text:p>The query is add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7</text:p>
          </table:table-cell>
          <table:table-cell table:style-name="ce33" office:value-type="string">
            <text:p>Manage Script(Add/Edit/Delete)</text:p>
          </table:table-cell>
          <table:table-cell table:style-name="ce22" office:value-type="string">
            <text:p><text:span text:style-name="T6">Create </text:span><text:span text:style-name="T6">script</text:span></text:p>
            <text:p><text:span text:style-name="T17">- Go to </text:span><text:span text:style-name="T17">Administ</text:span><text:span text:style-name="T17">ration/A</text:span><text:span text:style-name="T17">dvanced </text:span><text:span text:style-name="T17">configur</text:span><text:span text:style-name="T17">ation/Ma</text:span><text:span text:style-name="T17">nage </text:span><text:span text:style-name="T17">script</text:span></text:p>
            <text:p><text:span text:style-name="T12">- Click </text:span><text:span text:style-name="T12">Add </text:span><text:span text:style-name="T12">button </text:span><text:span text:style-name="T12">and </text:span><text:span text:style-name="T12">input </text:span><text:span text:style-name="T12">informati</text:span><text:span text:style-name="T12">on for </text:span><text:span text:style-name="T12">new </text:span><text:span text:style-name="T12">scrip</text:span></text:p>
            <text:p>- Click Save</text:p>
            <text:p><text:span text:style-name="T6">Edit </text:span><text:span text:style-name="T6">script</text:span></text:p>
            <text:p><text:span text:style-name="T8">- </text:span><text:span text:style-name="T17">Click </text:span><text:span text:style-name="T17">on Edit <text:s/></text:span><text:span text:style-name="T17">of a </text:span><text:span text:style-name="T17">Script, </text:span><text:span text:style-name="T17">perform </text:span><text:span text:style-name="T17">to edit</text:span></text:p>
            <text:p><text:span text:style-name="T6">Delete </text:span><text:span text:style-name="T6">script</text:span></text:p>
            <text:p><text:span text:style-name="T6">- </text:span><text:span text:style-name="T12">Click </text:span><text:span text:style-name="T12">on </text:span><text:span text:style-name="T12">Delete </text:span><text:span text:style-name="T12">icon of a </text:span><text:span text:style-name="T12">script</text:span></text:p>
            <text:p><text:span text:style-name="T12">- Click </text:span><text:span text:style-name="T12">OK to </text:span><text:span text:style-name="T12">confirm</text:span></text:p>
          </table:table-cell>
          <table:table-cell table:style-name="ce22" office:value-type="string">
            <text:p>The script is Added/edited/Deleted successfully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8</text:p>
          </table:table-cell>
          <table:table-cell table:style-name="ce33" office:value-type="string">
            <text:p>Manage Action</text:p>
          </table:table-cell>
          <table:table-cell table:style-name="ce49" office:value-type="string">
            <text:p><text:span text:style-name="T24">- Go to </text:span><text:span text:style-name="T24">Administ</text:span><text:span text:style-name="T24">ration/A</text:span><text:span text:style-name="T24">dvanced </text:span><text:span text:style-name="T24">configur</text:span><text:span text:style-name="T24">ation/Ma</text:span><text:span text:style-name="T24">nage </text:span><text:span text:style-name="T24">Action</text:span></text:p>
            <text:p><text:span text:style-name="T24">- Click </text:span><text:span text:style-name="T24">on Add </text:span><text:span text:style-name="T24">button</text:span></text:p>
            <text:p><text:span text:style-name="T24">- Input </text:span><text:span text:style-name="T24">required </text:span><text:span text:style-name="T24">fields</text:span></text:p>
            <text:p><text:span text:style-name="T24">- Click </text:span><text:span text:style-name="T24">Save</text:span></text:p>
          </table:table-cell>
          <table:table-cell table:style-name="ce22" office:value-type="string">
            <text:p>The action is creat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9</text:p>
          </table:table-cell>
          <table:table-cell table:style-name="ce34" office:value-type="string">
            <text:p>Manage Lock/Unlock</text:p>
          </table:table-cell>
          <table:table-cell table:style-name="ce49" office:value-type="string">
            <text:p><text:span text:style-name="T6">Unlock </text:span><text:span text:style-name="T6">node</text:span></text:p>
            <text:p><text:span text:style-name="T12">- Go to </text:span><text:span text:style-name="T12">Site </text:span><text:span text:style-name="T12">explorer </text:span><text:span text:style-name="T12">: </text:span><text:span text:style-name="T12">perform </text:span><text:span text:style-name="T12">to lock a </text:span><text:span text:style-name="T12">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</text:span><text:span text:style-name="T6">Lock</text:span></text:p>
            <text:p><text:span text:style-name="T12">- Go to </text:span><text:span text:style-name="T12">Manage </text:span><text:span text:style-name="T12">lock tab</text:span></text:p>
            <text:p><text:span text:style-name="T12">- </text:span><text:span text:style-name="T12">Perform </text:span><text:span text:style-name="T12">to add </text:span><text:span text:style-name="T12">some </text:span><text:span text:style-name="T12">group </text:span><text:span text:style-name="T12">user </text:span><text:span text:style-name="T12">which </text:span><text:span text:style-name="T12">have </text:span><text:span text:style-name="T12">permissi</text:span><text:span text:style-name="T12">on to </text:span><text:span text:style-name="T12">unlock a </text:span><text:span text:style-name="T12">locked </text:span><text:span text:style-name="T12">node</text:span></text:p>
            <text:p>- Can Delete permission of group user by click Delete icon</text:p>
          </table:table-cell>
          <table:table-cell table:style-name="ce22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0</text:p>
          </table:table-cell>
          <table:table-cell table:style-name="ce35" office:value-type="string">
            <text:p>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</text:span><text:span text:style-name="T6">Validati</text:span><text:span text:style-name="T6">on</text:span> folder</text:p>
            <text:p>- Login by user is in validator:/platform/administrators group</text:p>
            <text:p>- Click on <text:span text:style-name="T6">Manage</text:span> of content publishing process</text:p>
            <text:p>- Select <text:span text:style-name="T6">Start </text:span><text:span text:style-name="T6">date</text:span> and <text:span text:style-name="T6">End </text:span><text:span text:style-name="T6">date</text:span></text:p>
            <text:p>- Click on <text:span text:style-name="T6">Approv</text:span><text:span text:style-name="T6">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table:style-name="ce52" table:content-validation-name="val1" office:value-type="string">
            <text:p>NotRun</text:p>
          </table:table-cell>
          <table:table-cell table:style-name="ce22"/>
          <table:table-cell table:style-name="ce50"/>
          <table:table-cell table:style-name="ce50" office:value-type="string">
            <text:p>High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1</text:p>
          </table:table-cell>
          <table:table-cell table:style-name="ce35" office:value-type="string">
            <text:p>Disapprove a content</text:p>
          </table:table-cell>
          <table:table-cell table:style-name="ce50" office:value-type="string">
            <text:p><text:span text:style-name="T17">- Create </text:span><text:span text:style-name="T17">new </text:span><text:span text:style-name="T17">drive in </text:span><text:span text:style-name="T17">Collabor</text:span><text:span text:style-name="T17">ation </text:span><text:span text:style-name="T17">workspa</text:span><text:span text:style-name="T17">ce</text:span></text:p>
            <text:p><text:span text:style-name="T7">- Login </text:span><text:span text:style-name="T7">by </text:span><text:span text:style-name="T7">normal </text:span><text:span text:style-name="T7">user, </text:span><text:span text:style-name="T7">add a </text:span><text:span text:style-name="T7">docume</text:span><text:span text:style-name="T7">nt in</text:span><text:span text:style-name="T8"> </text:span><text:span text:style-name="T8">Validati</text:span><text:span text:style-name="T8">on</text:span><text:span text:style-name="T7"> </text:span><text:span text:style-name="T7">folder</text:span></text:p>
            <text:p><text:span text:style-name="T7">- Login </text:span><text:span text:style-name="T7">by user </text:span><text:span text:style-name="T7">is in </text:span><text:span text:style-name="T7">validator</text:span><text:span text:style-name="T7">:/platfor</text:span><text:span text:style-name="T7">m/admin</text:span><text:span text:style-name="T7">istrators </text:span><text:span text:style-name="T7">group</text:span></text:p>
            <text:p><text:span text:style-name="T7">- Click </text:span><text:span text:style-name="T7">on </text:span><text:span text:style-name="T8">Manage</text:span><text:span text:style-name="T7"> </text:span><text:span text:style-name="T7">of </text:span><text:span text:style-name="T7">content </text:span><text:span text:style-name="T7">publishi</text:span><text:span text:style-name="T7">ng </text:span><text:span text:style-name="T7">process</text:span></text:p>
            <text:p>- Click on <text:span text:style-name="T6">Disappr</text:span><text:span text:style-name="T6">ove</text:span> button</text:p>
          </table:table-cell>
          <table:table-cell table:style-name="ce50" office:value-type="string">
            <text:p>This document still stored in <text:span text:style-name="T6">Validati</text:span><text:span text:style-name="T6">on </text:span><text:span text:style-name="T6">Reques</text:span><text:span text:style-name="T6">t</text:span> folder</text:p>
          </table:table-cell>
          <table:table-cell table:style-name="ce52" table:content-validation-name="val1" office:value-type="string">
            <text:p>NotRun</text:p>
          </table:table-cell>
          <table:table-cell table:style-name="ce22"/>
          <table:table-cell table:style-name="ce50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2</text:p>
          </table:table-cell>
          <table:table-cell table:style-name="ce35" office:value-type="string">
            <text:p>Delegate a content</text:p>
          </table:table-cell>
          <table:table-cell table:style-name="ce50" office:value-type="string">
            <text:p><text:span text:style-name="T17">- Create </text:span><text:span text:style-name="T17">new </text:span><text:span text:style-name="T17">drive in </text:span><text:span text:style-name="T17">Collabor</text:span><text:span text:style-name="T17">ation </text:span><text:span text:style-name="T17">workspa</text:span><text:span text:style-name="T17">ce</text:span></text:p>
            <text:p><text:span text:style-name="T7">- Login </text:span><text:span text:style-name="T7">by </text:span><text:span text:style-name="T7">normal </text:span><text:span text:style-name="T7">user, </text:span><text:span text:style-name="T7">add a </text:span><text:span text:style-name="T7">docume</text:span><text:span text:style-name="T7">nt in</text:span><text:span text:style-name="T8"> </text:span><text:span text:style-name="T8">Validati</text:span><text:span text:style-name="T8">on</text:span><text:span text:style-name="T7"> </text:span><text:span text:style-name="T7">folder</text:span></text:p>
            <text:p><text:span text:style-name="T7">- Login </text:span><text:span text:style-name="T7">by user </text:span><text:span text:style-name="T7">is in </text:span><text:span text:style-name="T7">validator</text:span><text:span text:style-name="T7">:/platfor</text:span><text:span text:style-name="T7">m/admin</text:span><text:span text:style-name="T7">istrators </text:span><text:span text:style-name="T7">group</text:span></text:p>
            <text:p><text:span text:style-name="T7">- Click </text:span><text:span text:style-name="T7">on </text:span><text:span text:style-name="T8">Manage</text:span><text:span text:style-name="T7"> </text:span><text:span text:style-name="T7">of </text:span><text:span text:style-name="T7">content </text:span><text:span text:style-name="T7">publishi</text:span><text:span text:style-name="T7">ng </text:span><text:span text:style-name="T7">process</text:span></text:p>
            <text:p>- Select user in Delegate field</text:p>
            <text:p>- Click on <text:span text:style-name="T6">Delegat</text:span><text:span text:style-name="T6">e</text:span> button</text:p>
          </table:table-cell>
          <table:table-cell table:style-name="ce50" office:value-type="string">
            <text:p>This process is delegated to user that set in Delegate field</text:p>
          </table:table-cell>
          <table:table-cell table:style-name="ce52" table:content-validation-name="val1" office:value-type="string">
            <text:p>NotRun</text:p>
          </table:table-cell>
          <table:table-cell table:style-name="ce22"/>
          <table:table-cell table:style-name="ce50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3</text:p>
          </table:table-cell>
          <table:table-cell table:style-name="ce35" office:value-type="string">
            <text:p>Refuse a content</text:p>
          </table:table-cell>
          <table:table-cell table:style-name="ce50" office:value-type="string">
            <text:p><text:span text:style-name="T17">- Create </text:span><text:span text:style-name="T17">new </text:span><text:span text:style-name="T17">drive in </text:span><text:span text:style-name="T17">Collabor</text:span><text:span text:style-name="T17">ation </text:span><text:span text:style-name="T17">workspa</text:span><text:span text:style-name="T17">ce</text:span></text:p>
            <text:p><text:span text:style-name="T7">- Login </text:span><text:span text:style-name="T7">by </text:span><text:span text:style-name="T7">normal </text:span><text:span text:style-name="T7">user, </text:span><text:span text:style-name="T7">add a </text:span><text:span text:style-name="T7">docume</text:span><text:span text:style-name="T7">nt in</text:span><text:span text:style-name="T8"> </text:span><text:span text:style-name="T8">Validati</text:span><text:span text:style-name="T8">on</text:span><text:span text:style-name="T7"> </text:span><text:span text:style-name="T7">folder</text:span></text:p>
            <text:p><text:span text:style-name="T7">- Login </text:span><text:span text:style-name="T7">by user </text:span><text:span text:style-name="T7">is in </text:span><text:span text:style-name="T7">validator</text:span><text:span text:style-name="T7">:/platfor</text:span><text:span text:style-name="T7">m/admin</text:span><text:span text:style-name="T7">istrators </text:span><text:span text:style-name="T7">group</text:span></text:p>
            <text:p><text:span text:style-name="T7">- Click </text:span><text:span text:style-name="T7">on </text:span><text:span text:style-name="T8">Manage</text:span><text:span text:style-name="T7"> </text:span><text:span text:style-name="T7">of </text:span><text:span text:style-name="T7">content </text:span><text:span text:style-name="T7">publishi</text:span><text:span text:style-name="T7">ng </text:span><text:span text:style-name="T7">process</text:span></text:p>
            <text:p>- Click on <text:span text:style-name="T6">Refuse</text:span> button</text:p>
          </table:table-cell>
          <table:table-cell table:style-name="ce50" office:value-type="string">
            <text:p>This document will be stored in <text:span text:style-name="T6">Trash</text:span> folder</text:p>
          </table:table-cell>
          <table:table-cell table:style-name="ce52" table:content-validation-name="val1" office:value-type="string">
            <text:p>NotRun</text:p>
          </table:table-cell>
          <table:table-cell table:style-name="ce22"/>
          <table:table-cell table:style-name="ce50"/>
          <table:table-cell table:style-name="ce50" office:value-type="string">
            <text:p>Medium</text:p>
          </table:table-cell>
          <table:table-cell table:style-name="ce50"/>
          <table:table-cell table:number-columns-repeated="245"/>
        </table:table-row>
        <table:table-row table:style-name="ro21">
          <table:table-cell table:style-name="ce16" office:value-type="string">
            <text:p>Business Process Controller </text:p>
          </table:table-cell>
          <table:table-cell table:style-name="ce16" office:value-type="string">
            <text:p>Pay Raise process</text:p>
          </table:table-cell>
          <table:table-cell table:style-name="ce21" office:value-type="string">
            <text:p>SNF_ECMS_84</text:p>
          </table:table-cell>
          <table:table-cell table:style-name="ce34" office:value-type="string">
            <text:p>Grand a pay raise</text:p>
          </table:table-cell>
          <table:table-cell table:style-name="ce22"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</text:span><text:span text:style-name="T7">:/platfor</text:span><text:span text:style-name="T7">m/admin</text:span><text:span text:style-name="T7">istrators</text:span> group</text:p>
            <text:p><text:span text:style-name="T7">- Click </text:span><text:span text:style-name="T7">on </text:span><text:span text:style-name="T8">Manage </text:span><text:span text:style-name="T17">of Pay </text:span><text:span text:style-name="T17">raise </text:span><text:span text:style-name="T17">process</text:span></text:p>
            <text:p><text:span text:style-name="T17">- Click </text:span><text:span text:style-name="T17">on </text:span><text:span text:style-name="T8">Grand</text:span><text:span text:style-name="T17"> </text:span><text:span text:style-name="T17">button</text:span></text:p>
            <text:p><text:span text:style-name="T17">- Login </text:span><text:span text:style-name="T17">by use </text:span><text:span text:style-name="T17">Is in … </text:span><text:span text:style-name="T17">group</text:span></text:p>
            <text:p><text:span text:style-name="T17">- Open </text:span><text:span text:style-name="T17">form to </text:span><text:span text:style-name="T17">read </text:span><text:span text:style-name="T17">process </text:span><text:span text:style-name="T17">above</text:span></text:p>
            <text:p><text:span text:style-name="T17">- Click </text:span><text:span text:style-name="T17">on </text:span><text:span text:style-name="T8">Read</text:span><text:span text:style-name="T17"> </text:span><text:span text:style-name="T17">button</text:span></text:p>
            <text:p/>
          </table:table-cell>
          <table:table-cell table:style-name="ce22" office:value-type="string">
            <text:p>Pay raise process is grant successful.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37"/>
          <table:table-cell table:number-columns-repeated="245"/>
        </table:table-row>
        <table:table-row table:style-name="ro21">
          <table:table-cell table:style-name="ce16" office:value-type="string">
            <text:p>Business Process Controller </text:p>
          </table:table-cell>
          <table:table-cell table:style-name="ce16" office:value-type="string">
            <text:p>Pay Raise process</text:p>
          </table:table-cell>
          <table:table-cell table:style-name="ce21" office:value-type="string">
            <text:p>SNF_ECMS_85</text:p>
          </table:table-cell>
          <table:table-cell table:style-name="ce34" office:value-type="string">
            <text:p>Refuse a pay raise</text:p>
          </table:table-cell>
          <table:table-cell table:style-name="ce22"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</text:span><text:span text:style-name="T7">:/platfor</text:span><text:span text:style-name="T7">m/admin</text:span><text:span text:style-name="T7">istrators</text:span> group</text:p>
            <text:p><text:span text:style-name="T7">- Click </text:span><text:span text:style-name="T7">on </text:span><text:span text:style-name="T8">Manage </text:span><text:span text:style-name="T17">of Pay </text:span><text:span text:style-name="T17">raise </text:span><text:span text:style-name="T17">process</text:span></text:p>
            <text:p><text:span text:style-name="T17">- Click </text:span><text:span text:style-name="T17">on </text:span><text:span text:style-name="T8">Deny</text:span><text:span text:style-name="T17"> </text:span><text:span text:style-name="T17">button</text:span></text:p>
            <text:p/>
          </table:table-cell>
          <table:table-cell table:style-name="ce22" office:value-type="string">
            <text:p>Pay raise process is refused 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1">
          <table:table-cell table:style-name="ce16" office:value-type="string">
            <text:p>Business Process Controller </text:p>
          </table:table-cell>
          <table:table-cell table:style-name="ce16" office:value-type="string">
            <text:p>Holiday process</text:p>
          </table:table-cell>
          <table:table-cell table:style-name="ce21" office:value-type="string">
            <text:p>SNF_ECMS_86</text:p>
          </table:table-cell>
          <table:table-cell table:style-name="ce22" office:value-type="string">
            <text:p>Approve holiday process</text:p>
          </table:table-cell>
          <table:table-cell table:style-name="ce22"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</text:span><text:span text:style-name="T7">:/platfor</text:span><text:span text:style-name="T7">m/admin</text:span><text:span text:style-name="T7">istrators </text:span>group</text:p>
            <text:p><text:span text:style-name="T7">- Click </text:span><text:span text:style-name="T7">on </text:span><text:span text:style-name="T8">Manage </text:span><text:span text:style-name="T17">of </text:span><text:span text:style-name="T17">Holiday </text:span><text:span text:style-name="T17">process</text:span></text:p>
            <text:p><text:span text:style-name="T17">- Click </text:span><text:span text:style-name="T17">on </text:span><text:span text:style-name="T8">Approv</text:span><text:span text:style-name="T8">e</text:span><text:span text:style-name="T17"> button</text:span></text:p>
            <text:p><text:span text:style-name="T17">- Login </text:span><text:span text:style-name="T17">by use </text:span><text:span text:style-name="T17">Is in </text:span><text:span text:style-name="T17">validator</text:span><text:span text:style-name="T17">:/platfor</text:span><text:span text:style-name="T17">m/admin</text:span><text:span text:style-name="T17">istrators </text:span><text:span text:style-name="T17">group</text:span></text:p>
            <text:p><text:span text:style-name="T17">- Open </text:span><text:span text:style-name="T17">form to </text:span><text:span text:style-name="T17">read </text:span><text:span text:style-name="T17">process </text:span><text:span text:style-name="T17">above</text:span></text:p>
            <text:p><text:span text:style-name="T17">- Click </text:span><text:span text:style-name="T17">on </text:span><text:span text:style-name="T8">Read</text:span><text:span text:style-name="T17"> </text:span><text:span text:style-name="T17">button</text:span></text:p>
            <text:p/>
          </table:table-cell>
          <table:table-cell table:style-name="ce22" office:value-type="string">
            <text:p>Holiday process is grant successful.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37"/>
          <table:table-cell table:number-columns-repeated="245"/>
        </table:table-row>
        <table:table-row table:style-name="ro21">
          <table:table-cell table:style-name="ce16" office:value-type="string">
            <text:p>Business Process Controller </text:p>
          </table:table-cell>
          <table:table-cell table:style-name="ce16" office:value-type="string">
            <text:p>Holiday process</text:p>
          </table:table-cell>
          <table:table-cell table:style-name="ce21" office:value-type="string">
            <text:p>SNF_ECMS_87</text:p>
          </table:table-cell>
          <table:table-cell table:style-name="ce22" office:value-type="string">
            <text:p>Disapprove holiday process</text:p>
          </table:table-cell>
          <table:table-cell table:style-name="ce22"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</text:span><text:span text:style-name="T7">:/platfor</text:span><text:span text:style-name="T7">m/admin</text:span><text:span text:style-name="T7">istrators </text:span>group</text:p>
            <text:p><text:span text:style-name="T7">- Click </text:span><text:span text:style-name="T7">on </text:span><text:span text:style-name="T8">Manage </text:span><text:span text:style-name="T17">of </text:span><text:span text:style-name="T17">Holiday </text:span><text:span text:style-name="T17">process</text:span></text:p>
            <text:p><text:span text:style-name="T17">- Click </text:span><text:span text:style-name="T17">on </text:span><text:span text:style-name="T8">Disappr</text:span><text:span text:style-name="T8">ove</text:span><text:span text:style-name="T17"> </text:span><text:span text:style-name="T17">button</text:span></text:p>
            <text:p><text:span text:style-name="T17"/></text:p>
          </table:table-cell>
          <table:table-cell table:style-name="ce22" office:value-type="string">
            <text:p>Holiday process is disapprov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1">
          <table:table-cell table:style-name="ce16" office:value-type="string">
            <text:p>Business Process Controller </text:p>
          </table:table-cell>
          <table:table-cell table:style-name="ce16" office:value-type="string">
            <text:p>Holiday process</text:p>
          </table:table-cell>
          <table:table-cell table:style-name="ce21" office:value-type="string">
            <text:p>SNF_ECMS_88</text:p>
          </table:table-cell>
          <table:table-cell table:style-name="ce22" office:value-type="string">
            <text:p>Refuse a holiday process</text:p>
          </table:table-cell>
          <table:table-cell table:style-name="ce22"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</text:span><text:span text:style-name="T7">:/platfor</text:span><text:span text:style-name="T7">m/admin</text:span><text:span text:style-name="T7">istrators </text:span>group</text:p>
            <text:p><text:span text:style-name="T7">- Click </text:span><text:span text:style-name="T7">on </text:span><text:span text:style-name="T8">Manage </text:span><text:span text:style-name="T17">of </text:span><text:span text:style-name="T17">Holiday </text:span><text:span text:style-name="T17">process</text:span></text:p>
            <text:p><text:span text:style-name="T17">- Click </text:span><text:span text:style-name="T17">on </text:span><text:span text:style-name="T8">Refuse</text:span><text:span text:style-name="T17"> </text:span><text:span text:style-name="T17">button</text:span></text:p>
            <text:p><text:span text:style-name="T17"/></text:p>
          </table:table-cell>
          <table:table-cell table:style-name="ce22" office:value-type="string">
            <text:p>Holiday process is disapproved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1">
          <table:table-cell table:style-name="ce16" office:value-type="string">
            <text:p>Business Process Adminstrator</text:p>
          </table:table-cell>
          <table:table-cell table:style-name="ce16" office:value-type="string">
            <text:p>Administration</text:p>
          </table:table-cell>
          <table:table-cell table:style-name="ce21" office:value-type="string">
            <text:p>SNF_ECMS_89</text:p>
          </table:table-cell>
          <table:table-cell table:style-name="ce22" office:value-type="string">
            <text:p>View detail of process</text:p>
          </table:table-cell>
          <table:table-cell table:style-name="ce22"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2" office:value-type="string">
            <text:p>Form appear to show detail of process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High</text:p>
          </table:table-cell>
          <table:table-cell table:style-name="ce37"/>
          <table:table-cell table:number-columns-repeated="245"/>
        </table:table-row>
        <table:table-row table:style-name="ro21">
          <table:table-cell table:style-name="ce16" office:value-type="string">
            <text:p>Business Process Adminstrator</text:p>
          </table:table-cell>
          <table:table-cell table:style-name="ce16" office:value-type="string">
            <text:p>Administration</text:p>
          </table:table-cell>
          <table:table-cell table:style-name="ce21" office:value-type="string">
            <text:p>SNF_ECMS_90</text:p>
          </table:table-cell>
          <table:table-cell table:style-name="ce22" office:value-type="string">
            <text:p>Upload new process</text:p>
          </table:table-cell>
          <table:table-cell table:style-name="ce22"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table:style-name="ce22" office:value-type="string">
            <text:p>File is uploaded successful</text:p>
          </table:table-cell>
          <table:table-cell table:style-name="ce52" table:content-validation-name="val1" office:value-type="string">
            <text:p>NotRun</text:p>
          </table:table-cell>
          <table:table-cell table:style-name="ce37" table:number-columns-repeated="2"/>
          <table:table-cell table:style-name="ce50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1" table:number-rows-repeated="65430">
          <table:table-cell table:number-columns-repeated="256"/>
        </table:table-row>
        <table:table-row table:style-name="ro21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  <table:named-expression table:name="Moderator" table:base-cell-address="$Introduction.$A$2" table:expression="$#REF!.$A$2"/>
        <table:named-expression table:name="Redactor" table:base-cell-address="$Introduction.$A$5" table:expression="$#REF!.$A$5"/>
        <table:named-expression table:name="Send_a_letter" table:base-cell-address="$Introduction.$A$12" table:expression="$#REF!.$A$9"/>
        <table:named-range table:name="SNF_WCM_16" table:base-cell-address="$ECMS_SniffTests.$C$17" table:cell-range-address="$ECMS_SniffTests.$C$10"/>
        <table:named-range table:name="SNF_WCM_15" table:base-cell-address="$ECMS_SniffTests.$C$16" table:cell-range-address="$ECMS_SniffTests.$C$10"/>
        <table:named-expression table:name="Confirm_newsletter" table:base-cell-address="$Introduction.$A$9" table:expression="$reference.$a$#ref!"/>
      </table:named-expressions>
      <table:database-ranges>
        <table:database-range table:target-range-address="ECMS_SniffTests.A1:ECMS_SniffTests.IV1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data-pilot-grand-total table:display="false" table:orientation="row"/>
          <table:data-pilot-grand-total table:display="true" table:orientation="column"/>
          <table:source-cell-range table:cell-range-address="ECMS_SniffTests.A1:ECMS_SniffTests.H65513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6:Introduction.C16" table:buttons="Introduction.B16" table:grand-total="column" table:ignore-empty-rows="true" table:show-filter-button="false" table:drill-down-on-double-click="false">
          <table:data-pilot-grand-total table:display="false" table:orientation="row"/>
          <table:data-pilot-grand-total table:display="true" table:orientation="column"/>
          <table:source-cell-range table:cell-range-address="ECMS_SniffTests.A1:ECMS_SniffTests.H65513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7/05/2010</text:date>, <text:time>10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inh Nguyen</meta:initial-creator>
    <meta:creation-date>2008-12-16T22:10:12</meta:creation-date>
    <dc:creator>hanhly </dc:creator>
    <dc:date>2010-07-05T10:42:49</dc:date>
    <meta:editing-cycles>133</meta:editing-cycles>
    <meta:editing-duration>PT87H14M17S</meta:editing-duration>
    <meta:document-statistic meta:table-count="2" meta:cell-count="753" meta:object-count="0"/>
    <meta:user-defined meta:name="Info 1"/>
    <meta:user-defined meta:name="Info 2"/>
    <meta:user-defined meta:name="Info 3"/>
    <meta:user-defined meta:name="Info 4"/>
  </office:meta>
</office:document-meta>
</file>